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No_20_Spacing">
      <style:text-properties style:font-name-complex="Calibri2"/>
    </style:style>
    <style:style style:name="P12" style:family="paragraph" style:parent-style-name="Text_20_body">
      <style:text-properties officeooo:paragraph-rsid="01ba9a45"/>
    </style:style>
    <style:style style:name="P13" style:family="paragraph" style:parent-style-name="Text_20_body">
      <style:text-properties officeooo:paragraph-rsid="01bd176a"/>
    </style:style>
    <style:style style:name="P14" style:family="paragraph" style:parent-style-name="Text_20_body">
      <style:text-properties officeooo:paragraph-rsid="01bd1d7a"/>
    </style:style>
    <style:style style:name="P15" style:family="paragraph" style:parent-style-name="No_20_Spacing">
      <style:text-properties fo:background-color="#ffff00" style:font-name-complex="Calibri2"/>
    </style:style>
    <style:style style:name="P16" style:family="paragraph" style:parent-style-name="Standard">
      <style:text-properties style:font-name="Calibri1" fo:font-size="11pt" fo:background-color="#ffff00" style:font-size-asian="11pt" style:font-name-complex="Calibri2" style:font-size-complex="11pt"/>
    </style:style>
    <style:style style:name="P17" style:family="paragraph" style:parent-style-name="No_20_Spacing">
      <style:text-properties fo:background-color="#ffff00"/>
    </style:style>
    <style:style style:name="P18" style:family="paragraph" style:parent-style-name="No_20_Spacing">
      <style:text-properties fo:background-color="transparent"/>
    </style:style>
    <style:style style:name="P19"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fo:background-color="#ffff00" loext:char-shading-value="0" style:font-name-complex="Calibri2"/>
    </style:style>
    <style:style style:name="T4" style:family="text">
      <style:text-properties style:font-name-complex="Calibri2" style:font-weight-complex="bold"/>
    </style:style>
    <style:style style:name="T5" style:family="text">
      <style:text-properties style:font-name="Calibri" fo:font-size="11pt" style:font-size-asian="11pt" style:font-name-complex="Calibri2" style:font-size-complex="11pt"/>
    </style:style>
    <style:style style:name="T6" style:family="text">
      <style:text-properties style:font-name="Calibri1" fo:font-size="11pt" style:font-size-asian="11pt" style:font-name-complex="Calibri2" style:font-size-complex="11pt"/>
    </style:style>
    <style:style style:name="T7" style:family="text">
      <style:text-properties style:font-name="Calibri1" fo:font-size="11pt" fo:background-color="#ffff00" loext:char-shading-value="0" style:font-size-asian="11pt" style:font-name-complex="Calibri2" style:font-size-complex="11pt"/>
    </style:style>
    <style:style style:name="T8" style:family="text">
      <style:text-properties style:font-name="Calibri1" fo:font-size="11pt" fo:background-color="transparent" loext:char-shading-value="0" style:font-size-asian="11pt" style:font-name-complex="Calibri2" style:font-size-complex="11pt"/>
    </style:style>
    <style:style style:name="T9"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0" style:family="text">
      <style:text-properties fo:background-color="#ffff00" loext:char-shading-value="0" style:font-name-complex="Calibri2" style:font-weight-complex="bold"/>
    </style:style>
    <style:style style:name="T11"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6</text:a></text:p>
          <text:p text:style-name="P3"><text:a xlink:type="simple" xlink:href="#__RefHeading___Toc7884_1668137122" text:style-name="Index_20_Link" text:visited-style-name="Index_20_Link">SUBELEMENT T7 – PRACTICAL CIRCUITS – [4 Exam Questions - 4 Groups]<text:tab/>79</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80</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3</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6</text:a></text:p>
          <text:p text:style-name="P4"><text:a xlink:type="simple" xlink:href="#__RefHeading___Toc8251_1668137122" text:style-name="Index_20_Link" text:visited-style-name="Index_20_Link">T7D – Using basic test instruments: voltmeter, ammeter, and ohmmeter; Soldering<text:tab/>89</text:a></text:p>
          <text:p text:style-name="P3"><text:a xlink:type="simple" xlink:href="#__RefHeading___Toc7886_1668137122" text:style-name="Index_20_Link" text:visited-style-name="Index_20_Link">SUBELEMENT T8 – SIGNALS AND EMISSIONS – [4 Exam Questions - 4 Groups]<text:tab/>91</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2</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5</text:a></text:p>
          <text:p text:style-name="P4"><text:a xlink:type="simple" xlink:href="#__RefHeading___Toc8257_1668137122" text:style-name="Index_20_Link" text:visited-style-name="Index_20_Link">T8C – Operating activities: radio direction finding, contests, linking over the internet, exchanging grid locators<text:tab/>98</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1</text:a></text:p>
          <text:p text:style-name="P3"><text:a xlink:type="simple" xlink:href="#__RefHeading___Toc7888_1668137122" text:style-name="Index_20_Link" text:visited-style-name="Index_20_Link">SUBELEMENT T9 – ANTENNAS AND FEED LINES - [2 Exam Questions - 2 Groups]<text:tab/>104</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5</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8</text:a></text:p>
          <text:p text:style-name="P3"><text:a xlink:type="simple" xlink:href="#__RefHeading___Toc7890_1668137122" text:style-name="Index_20_Link" text:visited-style-name="Index_20_Link">SUBELEMENT T0 – SAFETY – [3 Exam Questions - 3 Groups]<text:tab/>111</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2</text:a></text:p>
          <text:p text:style-name="P4"><text:a xlink:type="simple" xlink:href="#__RefHeading___Toc8267_1668137122" text:style-name="Index_20_Link" text:visited-style-name="Index_20_Link">T0B – Antenna safety: tower safety and grounding, installing antennas, antenna supports<text:tab/>115</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Heading_20_1" text:outline-level="1" text:is-list-header="true"><text:bookmark-start text:name="__RefHeading___Toc7842_1668137122"/>SUBELEMENT T2 - OPERATING PROCEDURES - [3 Exam Questions - 3 Groups]<text:bookmark-end text:name="__RefHeading___Toc7842_1668137122"/></text:h>
      <text:p text:style-name="P11"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2">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2">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2">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3">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4">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4">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No_20_Spacing" loext:marker-style-name="T1"><text:span text:style-name="T1">T2C01 (D) [97.103(a)]</text:span><text:span text:style-name="T1"/></text:p>
      <text:p text:style-name="No_20_Spacing" loext:marker-style-name="T1"><text:span text:style-name="T3">When do FCC rules NOT apply</text:span><text:span text:style-name="T1"> to the operation of an amateur station?</text:span></text:p>
      <text:p text:style-name="No_20_Spacing" loext:marker-style-name="T1"><text:span text:style-name="T1">A. When operating a RACES station</text:span><text:span text:style-name="T1"/></text:p>
      <text:p text:style-name="No_20_Spacing" loext:marker-style-name="T1"><text:span text:style-name="T1">B. When operating under special FEMA rules</text:span><text:span text:style-name="T1"/></text:p>
      <text:p text:style-name="No_20_Spacing" loext:marker-style-name="T1"><text:span text:style-name="T1">C. When operating under special ARES rules</text:span><text:span text:style-name="T1"/></text:p>
      <text:p text:style-name="P15">D. FCC rules always apply</text:p>
      <text:p text:style-name="No_20_Spacing" loext:marker-style-name="T1"><text:span text:style-name="T1">~~</text:span><text:span text:style-name="T1"/></text:p>
      <text:p text:style-name="P11" loext:marker-style-name="T1"/>
      <text:p text:style-name="No_20_Spacing" loext:marker-style-name="T1"><text:span text:style-name="T1">T2C02 (C) </text:span><text:span text:style-name="T1"/></text:p>
      <text:p text:style-name="No_20_Spacing" loext:marker-style-name="T1"><text:span text:style-name="T1">Which of the following are typical </text:span><text:span text:style-name="T3">duties of a Net Control Station?</text:span></text:p>
      <text:p text:style-name="No_20_Spacing" loext:marker-style-name="T1"><text:span text:style-name="T1">A. Choose the regular net meeting time and frequency</text:span><text:span text:style-name="T1"/></text:p>
      <text:p text:style-name="No_20_Spacing" loext:marker-style-name="T1"><text:span text:style-name="T1">B. Ensure that all stations checking into the net are properly licensed for operation on the net frequency</text:span><text:span text:style-name="T1"/></text:p>
      <text:p text:style-name="P15">C. Call the net to order and direct communications between stations checking i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3 (C)</text:span><text:span text:style-name="T1"/></text:p>
      <text:p text:style-name="No_20_Spacing" loext:marker-style-name="T1"><text:span text:style-name="T1">What technique is </text:span><text:span text:style-name="T3">used to ensure that voice messages containing unusual words are received correctly?</text:span></text:p>
      <text:p text:style-name="No_20_Spacing" loext:marker-style-name="T1"><text:span text:style-name="T1">A. Send the words by voice and Morse code</text:span><text:span text:style-name="T1"/></text:p>
      <text:p text:style-name="No_20_Spacing" loext:marker-style-name="T1"><text:span text:style-name="T1">B. Speak very loudly into the microphone</text:span><text:span text:style-name="T1"/></text:p>
      <text:p text:style-name="P15">C. Spell the words using a standard phonetic alphabe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4 (D)</text:span><text:span text:style-name="T1"/></text:p>
      <text:p text:style-name="P15">What is RACES?</text:p>
      <text:p text:style-name="No_20_Spacing" loext:marker-style-name="T1"><text:span text:style-name="T1">A. An emergency organization combining amateur radio and citizens band operators and frequencies</text:span><text:span text:style-name="T1"/></text:p>
      <text:p text:style-name="No_20_Spacing" loext:marker-style-name="T1"><text:span text:style-name="T1">B. An international radio experimentation society</text:span><text:span text:style-name="T1"/></text:p>
      <text:p text:style-name="No_20_Spacing" loext:marker-style-name="T1"><text:span text:style-name="T1">C. A radio contest held in a short period, sometimes called a “sprint”</text:span><text:span text:style-name="T1"/></text:p>
      <text:p text:style-name="P15">D. An FCC part 97 amateur radio service for civil defense communications during national emergencies</text:p>
      <text:p text:style-name="No_20_Spacing" loext:marker-style-name="T1"><text:span text:style-name="T1">~~</text:span><text:span text:style-name="T1"/></text:p>
      <text:p text:style-name="P11" loext:marker-style-name="T1"/>
      <text:p text:style-name="No_20_Spacing" loext:marker-style-name="T1"><text:span text:style-name="T1">T2C05 (A)</text:span><text:span text:style-name="T1"/></text:p>
      <text:p text:style-name="No_20_Spacing" loext:marker-style-name="T1"><text:span text:style-name="T1">What does the term </text:span><text:span text:style-name="T3">“traffic”</text:span><text:span text:style-name="T1"> refer to </text:span><text:span text:style-name="T3">in net operation?</text:span></text:p>
      <text:p text:style-name="P15">A. Messages exchanged by net stations</text:p>
      <text:p text:style-name="No_20_Spacing" loext:marker-style-name="T1"><text:span text:style-name="T1">B. The number of stations checking in and out of a net</text:span><text:span text:style-name="T1"/></text:p>
      <text:p text:style-name="No_20_Spacing" loext:marker-style-name="T1"><text:span text:style-name="T1">C. Operation by mobile or portable stations</text:span><text:span text:style-name="T1"/></text:p>
      <text:p text:style-name="No_20_Spacing" loext:marker-style-name="T1"><text:span text:style-name="T1">D. Requests to activate the net by a served agenc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6 (A)</text:span><text:span text:style-name="T1"/></text:p>
      <text:p text:style-name="No_20_Spacing" loext:marker-style-name="T1"><text:soft-page-break/><text:span text:style-name="T1">What is the </text:span><text:span text:style-name="T3">Amateur Radio Emergency Service (ARES)?</text:span></text:p>
      <text:p text:style-name="P15">A. A group of licensed amateurs who have voluntarily registered their qualifications and equipment for communications duty in the public service</text:p>
      <text:p text:style-name="No_20_Spacing" loext:marker-style-name="T1"><text:span text:style-name="T1">B. A group of licensed amateurs who are members of the military and who voluntarily agreed to provide message handling services in the case of an emergency</text:span><text:span text:style-name="T1"/></text:p>
      <text:p text:style-name="No_20_Spacing" loext:marker-style-name="T1"><text:span text:style-name="T1">C. A training program that provides licensing courses for those interested in obtaining an amateur license to use during emergencies</text:span><text:span text:style-name="T1"/></text:p>
      <text:p text:style-name="No_20_Spacing" loext:marker-style-name="T1"><text:span text:style-name="T1">D. A training program that certifies amateur operators for membership in the Radio Amateur Civil Emergency Servic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7 (C)</text:span><text:span text:style-name="T1"/></text:p>
      <text:p text:style-name="No_20_Spacing" loext:marker-style-name="T1"><text:span text:style-name="T1">Which of the following is </text:span><text:span text:style-name="T3">standard practice when you participate in a net?</text:span></text:p>
      <text:p text:style-name="No_20_Spacing" loext:marker-style-name="T1"><text:span text:style-name="T1">A. When first responding to the net control station, transmit your call sign, name, and address as in the FCC database</text:span><text:span text:style-name="T1"/></text:p>
      <text:p text:style-name="No_20_Spacing" loext:marker-style-name="T1"><text:span text:style-name="T1">B. Record the time of each of your transmissions</text:span><text:span text:style-name="T1"/></text:p>
      <text:p text:style-name="P15">C. Unless you are reporting an emergency, transmit only when directed by the net control station</text:p>
      <text:p text:style-name="No_20_Spacing" loext:marker-style-name="T1"><text:span text:style-name="T1">D. All these choices are correct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8 (A)</text:span><text:span text:style-name="T1"/></text:p>
      <text:p text:style-name="No_20_Spacing" loext:marker-style-name="T1"><text:span text:style-name="T1">Which of the following is a characteristic of </text:span><text:span text:style-name="T3">good traffic handling? </text:span></text:p>
      <text:p text:style-name="P15">A. Passing messages exactly as received</text:p>
      <text:p text:style-name="No_20_Spacing" loext:marker-style-name="T1"><text:span text:style-name="T1">B. Making decisions as to whether messages are worthy of relay or delivery</text:span><text:span text:style-name="T1"/></text:p>
      <text:p text:style-name="No_20_Spacing" loext:marker-style-name="T1"><text:span text:style-name="T1">C. Ensuring that any newsworthy messages are relayed to the news media</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9 (D)</text:span><text:span text:style-name="T1"/></text:p>
      <text:p text:style-name="No_20_Spacing" loext:marker-style-name="T1"><text:span text:style-name="T1">Are amateur station control operators ever permitted to </text:span><text:span text:style-name="T3">operate outside the frequency privileges of their license class?</text:span></text:p>
      <text:p text:style-name="No_20_Spacing" loext:marker-style-name="T1"><text:span text:style-name="T1">A. No</text:span><text:span text:style-name="T1"/></text:p>
      <text:p text:style-name="No_20_Spacing" loext:marker-style-name="T1"><text:span text:style-name="T1">B. Yes, but only when part of a FEMA emergency plan</text:span><text:span text:style-name="T1"/></text:p>
      <text:p text:style-name="No_20_Spacing" loext:marker-style-name="T1"><text:span text:style-name="T1">C. Yes, but only when part of a RACES emergency plan</text:span><text:span text:style-name="T1"/></text:p>
      <text:p text:style-name="P15">D. Yes, but only in situations involving the immediate safety of human life or protection of property</text:p>
      <text:p text:style-name="No_20_Spacing" loext:marker-style-name="T1"><text:span text:style-name="T1">~~</text:span><text:span text:style-name="T1"/></text:p>
      <text:p text:style-name="P11" loext:marker-style-name="T1"/>
      <text:p text:style-name="No_20_Spacing" loext:marker-style-name="T1"><text:span text:style-name="T1">T2C10 (D)</text:span><text:span text:style-name="T1"/></text:p>
      <text:p text:style-name="No_20_Spacing" loext:marker-style-name="T1"><text:span text:style-name="T1">What information is contained in the </text:span><text:span text:style-name="T3">preamble of a formal traffic message?</text:span></text:p>
      <text:p text:style-name="No_20_Spacing" loext:marker-style-name="T1"><text:span text:style-name="T1">A. The email address of the originating station</text:span><text:span text:style-name="T1"/></text:p>
      <text:p text:style-name="No_20_Spacing" loext:marker-style-name="T1"><text:span text:style-name="T1">B. The address of the intended recipient</text:span><text:span text:style-name="T1"/></text:p>
      <text:p text:style-name="No_20_Spacing" loext:marker-style-name="T1"><text:span text:style-name="T1">C. The telephone number of the addressee</text:span><text:span text:style-name="T1"/></text:p>
      <text:p text:style-name="No_20_Spacing" loext:marker-style-name="T1"><text:span text:style-name="T3">D. Information needed to track the message</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2C11 (A)</text:span><text:span text:style-name="T1"/></text:p>
      <text:p text:style-name="No_20_Spacing" loext:marker-style-name="T1"><text:soft-page-break/><text:span text:style-name="T1">What is meant by </text:span><text:span text:style-name="T3">“check” in a radiogram header?</text:span></text:p>
      <text:p text:style-name="P15">A. The number of words or word equivalents in the text portion of the message</text:p>
      <text:p text:style-name="No_20_Spacing" loext:marker-style-name="T1"><text:span text:style-name="T1">B. The call sign of the originating station</text:span><text:span text:style-name="T1"/></text:p>
      <text:p text:style-name="No_20_Spacing" loext:marker-style-name="T1"><text:span text:style-name="T1">C. A list of stations that have relayed the message</text:span><text:span text:style-name="T1"/></text:p>
      <text:p text:style-name="No_20_Spacing" loext:marker-style-name="T1"><text:span text:style-name="T1">D. A box on the message form that indicates that the message was received and/or relayed</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1"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P11" loext:marker-style-name="T1"/>
      <text:p text:style-name="No_20_Spacing" loext:marker-style-name="T1"><text:bookmark-start text:name="_Hlk93654800"/><text:bookmark-start text:name="_Hlk84332385"/><text:span text:style-name="T1">T3A01 (C)</text:span><text:bookmark-end text:name="_Hlk84332385"/><text:span text:style-name="T1"/></text:p>
      <text:p text:style-name="No_20_Spacing" loext:marker-style-name="T1"><text:span text:style-name="T1">Why do </text:span><text:span text:style-name="T3">VHF signal strengths sometimes vary greatly when the antenna is moved</text:span><text:span text:style-name="T1"> only a few feet?</text:span></text:p>
      <text:p text:style-name="No_20_Spacing" loext:marker-style-name="T1"><text:span text:style-name="T1">A. The signal path encounters different concentrations of water vapor</text:span><text:span text:style-name="T1"/></text:p>
      <text:p text:style-name="No_20_Spacing" loext:marker-style-name="T1"><text:span text:style-name="T1">B. VHF ionospheric propagation is very sensitive to path length</text:span><text:span text:style-name="T1"/></text:p>
      <text:p text:style-name="P15">C. Multipath propagation cancels or reinforces signals</text:p>
      <text:p text:style-name="No_20_Spacing" loext:marker-style-name="T1"><text:span text:style-name="T1">D. All these choices are correct</text:span><text:span text:style-name="T1"/></text:p>
      <text:p text:style-name="No_20_Spacing" loext:marker-style-name="T1"><text:span text:style-name="T1">~~</text:span><text:bookmark-end text:name="_Hlk93654800"/><text:span text:style-name="T1"/></text:p>
      <text:p text:style-name="P11" loext:marker-style-name="T1"/>
      <text:p text:style-name="No_20_Spacing" loext:marker-style-name="T1"><text:span text:style-name="T1">T3A02 (B)</text:span><text:span text:style-name="T1"/></text:p>
      <text:p text:style-name="No_20_Spacing" loext:marker-style-name="T1"><text:span text:style-name="T1">What is the </text:span><text:span text:style-name="T3">effect of vegetation on UHF and microwave signals?</text:span></text:p>
      <text:p text:style-name="No_20_Spacing" loext:marker-style-name="T1"><text:span text:style-name="T1">A. Knife-edge diffraction</text:span><text:span text:style-name="T1"/></text:p>
      <text:p text:style-name="P15">B. Absorption</text:p>
      <text:p text:style-name="No_20_Spacing" loext:marker-style-name="T1"><text:span text:style-name="T1">C. Amplification</text:span><text:span text:style-name="T1"/></text:p>
      <text:p text:style-name="No_20_Spacing" loext:marker-style-name="T1"><text:span text:style-name="T1">D. Polarization ro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3 (C)</text:span><text:span text:style-name="T1"/></text:p>
      <text:p text:style-name="No_20_Spacing" loext:marker-style-name="T1"><text:span text:style-name="T1">What </text:span><text:span text:style-name="T3">antenna polarization is normally used for long-distance CW and SSB contacts on the VHF and UHF</text:span><text:span text:style-name="T1"> bands?</text:span></text:p>
      <text:p text:style-name="No_20_Spacing" loext:marker-style-name="T1"><text:span text:style-name="T1">A. Right-hand circular</text:span><text:span text:style-name="T1"/></text:p>
      <text:p text:style-name="No_20_Spacing" loext:marker-style-name="T1"><text:span text:style-name="T1">B. Left-hand circular</text:span><text:span text:style-name="T1"/></text:p>
      <text:p text:style-name="P15">C. Horizontal</text:p>
      <text:p text:style-name="No_20_Spacing" loext:marker-style-name="T1"><text:span text:style-name="T1">D. Vertic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4 (B)</text:span><text:span text:style-name="T1"/></text:p>
      <text:p text:style-name="No_20_Spacing" loext:marker-style-name="T1"><text:span text:style-name="T1">What happens when </text:span><text:span text:style-name="T3">antennas</text:span><text:span text:style-name="T1"> at opposite ends of a VHF or UHF line of sight radio link are </text:span><text:span text:style-name="T3">not using the same polarization?</text:span></text:p>
      <text:p text:style-name="No_20_Spacing" loext:marker-style-name="T1"><text:span text:style-name="T1">A. The modulation sidebands might become inverted</text:span><text:span text:style-name="T1"/></text:p>
      <text:p text:style-name="P15">B. Received signal strength is reduced</text:p>
      <text:p text:style-name="No_20_Spacing" loext:marker-style-name="T1"><text:span text:style-name="T1">C. Signals have an echo effect</text:span><text:span text:style-name="T1"/></text:p>
      <text:p text:style-name="No_20_Spacing" loext:marker-style-name="T1"><text:span text:style-name="T1">D. Nothing significant will happe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5 (B)</text:span><text:span text:style-name="T1"/></text:p>
      <text:p text:style-name="No_20_Spacing" loext:marker-style-name="T1"><text:span text:style-name="T1">When using a </text:span><text:span text:style-name="T3">directional antenna</text:span><text:span text:style-name="T1">, how might your station be able to </text:span><text:span text:style-name="T3">communicate with a distant repeater if buildings or obstructions are blocking the direct line of sight</text:span><text:span text:style-name="T1"> path?</text:span></text:p>
      <text:p text:style-name="No_20_Spacing" loext:marker-style-name="T1"><text:span text:style-name="T1">A. Change from vertical to horizontal polarization</text:span><text:span text:style-name="T1"/></text:p>
      <text:p text:style-name="P15">B. Try to find a path that reflects signals to the repeater</text:p>
      <text:p text:style-name="No_20_Spacing" loext:marker-style-name="T1"><text:span text:style-name="T1">C. Try the long path</text:span><text:span text:style-name="T1"/></text:p>
      <text:p text:style-name="No_20_Spacing" loext:marker-style-name="T1"><text:span text:style-name="T1">D. Increase the antenna SW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3A06 (B)</text:span><text:span text:style-name="T1"/></text:p>
      <text:p text:style-name="No_20_Spacing" loext:marker-style-name="T1"><text:span text:style-name="T1">What is the meaning of the </text:span><text:span text:style-name="T3">term “picket fencing”?</text:span></text:p>
      <text:p text:style-name="No_20_Spacing" loext:marker-style-name="T1"><text:span text:style-name="T1">A. Alternating transmissions during a net operation</text:span><text:span text:style-name="T1"/></text:p>
      <text:p text:style-name="P15">B. Rapid flutter on mobile signals due to multipath propagation</text:p>
      <text:p text:style-name="No_20_Spacing" loext:marker-style-name="T1"><text:span text:style-name="T1">C. A type of ground system used with vertical antennas</text:span><text:span text:style-name="T1"/></text:p>
      <text:p text:style-name="No_20_Spacing" loext:marker-style-name="T1"><text:span text:style-name="T1">D. Local vs long-distance communication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7 (C)</text:span><text:span text:style-name="T1"/></text:p>
      <text:p text:style-name="P15">What weather condition might decrease range at microwave frequencies?</text:p>
      <text:p text:style-name="No_20_Spacing" loext:marker-style-name="T1"><text:span text:style-name="T1">A. High winds</text:span><text:span text:style-name="T1"/></text:p>
      <text:p text:style-name="No_20_Spacing" loext:marker-style-name="T1"><text:span text:style-name="T1">B. Low barometric pressure</text:span><text:span text:style-name="T1"/></text:p>
      <text:p text:style-name="No_20_Spacing" loext:marker-style-name="T1"><text:span text:style-name="T3">C. Precipitation</text:span><text:span text:style-name="T1"> </text:span></text:p>
      <text:p text:style-name="No_20_Spacing" loext:marker-style-name="T1"><text:span text:style-name="T1">D. Colder temperatures</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3654"/><text:span text:style-name="T1">T3A08 </text:span><text:bookmark-end text:name="_Hlk84333654"/><text:span text:style-name="T1">(D)</text:span><text:span text:style-name="T1"/></text:p>
      <text:p text:style-name="No_20_Spacing" loext:marker-style-name="T1"><text:span text:style-name="T1">What is a likely cause of </text:span><text:span text:style-name="T3">irregular fading of signals propagated by the ionosphere?</text:span></text:p>
      <text:p text:style-name="No_20_Spacing" loext:marker-style-name="T1"><text:span text:style-name="T1">A. Frequency shift due to Faraday rotation</text:span><text:span text:style-name="T1"/></text:p>
      <text:p text:style-name="No_20_Spacing" loext:marker-style-name="T1"><text:span text:style-name="T1">B. Interference from thunderstorms</text:span><text:span text:style-name="T1"/></text:p>
      <text:p text:style-name="No_20_Spacing" loext:marker-style-name="T1"><text:span text:style-name="T1">C. Intermodulation distortion </text:span><text:span text:style-name="T1"/></text:p>
      <text:p text:style-name="No_20_Spacing" loext:marker-style-name="T1"><text:span text:style-name="T3">D. Random combining of signals arriving via different paths</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3A09 (B)</text:span><text:span text:style-name="T1"/></text:p>
      <text:p text:style-name="No_20_Spacing" loext:marker-style-name="T1"><text:span text:style-name="T1">Which of the following results from the fact that </text:span><text:span text:style-name="T3">signals propagated by the ionosphere are elliptically polarized?</text:span></text:p>
      <text:p text:style-name="No_20_Spacing" loext:marker-style-name="T1"><text:span text:style-name="T1">A. Digital modes are unusable</text:span><text:span text:style-name="T1"/></text:p>
      <text:p text:style-name="P15">B. Either vertically or horizontally polarized antennas may be used for transmission or reception</text:p>
      <text:p text:style-name="No_20_Spacing" loext:marker-style-name="T1"><text:span text:style-name="T1">C. FM voice is unusable</text:span><text:span text:style-name="T1"/></text:p>
      <text:p text:style-name="No_20_Spacing" loext:marker-style-name="T1"><text:span text:style-name="T1">D. Both the transmitting and receiving antennas must be of the same polariz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10 (D)</text:span><text:span text:style-name="T1"/></text:p>
      <text:p text:style-name="No_20_Spacing" loext:marker-style-name="T1"><text:span text:style-name="T1">What effect does </text:span><text:span text:style-name="T3">multi-path</text:span><text:span text:style-name="T1"> propagation have </text:span><text:span text:style-name="T3">on data transmissions?</text:span></text:p>
      <text:p text:style-name="No_20_Spacing" loext:marker-style-name="T1"><text:span text:style-name="T1">A. Transmission rates must be increased by a factor equal to the number of separate paths observed</text:span><text:span text:style-name="T1"/></text:p>
      <text:p text:style-name="No_20_Spacing" loext:marker-style-name="T1"><text:span text:style-name="T1">B. Transmission rates must be decreased by a factor equal to the number of separate paths observed</text:span><text:span text:style-name="T1"/></text:p>
      <text:p text:style-name="No_20_Spacing" loext:marker-style-name="T1"><text:span text:style-name="T1">C. No significant changes will occur if the signals are transmitted using FM</text:span><text:span text:style-name="T1"/></text:p>
      <text:p text:style-name="P15">D. Error rates are likely to increase</text:p>
      <text:p text:style-name="No_20_Spacing" loext:marker-style-name="T1"><text:span text:style-name="T1">~~</text:span><text:span text:style-name="T1"/></text:p>
      <text:p text:style-name="P11" loext:marker-style-name="T1"/>
      <text:p text:style-name="No_20_Spacing" loext:marker-style-name="T1"><text:span text:style-name="T1">T3A11 (C)</text:span><text:span text:style-name="T1"/></text:p>
      <text:p text:style-name="No_20_Spacing" loext:marker-style-name="T1"><text:span text:style-name="T1">Which </text:span><text:span text:style-name="T3">region of the atmosphere can refract or bend HF and VHF</text:span><text:span text:style-name="T1"> radio waves?</text:span></text:p>
      <text:p text:style-name="No_20_Spacing" loext:marker-style-name="T1"><text:span text:style-name="T1">A. The stratosphere</text:span><text:span text:style-name="T1"/></text:p>
      <text:p text:style-name="No_20_Spacing" loext:marker-style-name="T1"><text:span text:style-name="T1">B. The troposphere</text:span><text:span text:style-name="T1"/></text:p>
      <text:p text:style-name="P15">C. The ionosphere</text:p>
      <text:p text:style-name="No_20_Spacing" loext:marker-style-name="T1"><text:soft-page-break/><text:span text:style-name="T1">D. The mesospher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12 (B)</text:span><text:span text:style-name="T1"/></text:p>
      <text:p text:style-name="No_20_Spacing" loext:marker-style-name="T1"><text:span text:style-name="T1">What is the </text:span><text:span text:style-name="T3">effect of fog and rain on signals in the 10 meter and 6 meter</text:span><text:span text:style-name="T1"> bands?</text:span></text:p>
      <text:p text:style-name="No_20_Spacing" loext:marker-style-name="T1"><text:span text:style-name="T1">A. Absorption</text:span><text:span text:style-name="T1"/></text:p>
      <text:p text:style-name="P15">B. There is little effect</text:p>
      <text:p text:style-name="No_20_Spacing" loext:marker-style-name="T1"><text:span text:style-name="T1">C. Deflection</text:span><text:span text:style-name="T1"/></text:p>
      <text:p text:style-name="No_20_Spacing" loext:marker-style-name="T1"><text:span text:style-name="T1">D. Range increase</text:span><text:span text:style-name="T1"/></text:p>
      <text:p text:style-name="No_20_Spacing" loext:marker-style-name="T1"><text:span text:style-name="T1">~~</text:span><text:span text:style-name="T1"/></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11" loext:marker-style-name="T1"/>
      <text:p text:style-name="No_20_Spacing" loext:marker-style-name="T1"><text:span text:style-name="T1">T3B01 (D)</text:span><text:span text:style-name="T1"/></text:p>
      <text:p text:style-name="No_20_Spacing" loext:marker-style-name="T1"><text:span text:style-name="T1">What is the </text:span><text:span text:style-name="T3">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15">D. They are at right angles</text:p>
      <text:p text:style-name="No_20_Spacing" loext:marker-style-name="T1"><text:span text:style-name="T1">~~</text:span><text:span text:style-name="T1"/></text:p>
      <text:p text:style-name="P11" loext:marker-style-name="T1"/>
      <text:p text:style-name="No_20_Spacing" loext:marker-style-name="T1"><text:span text:style-name="T1">T3B02 (A)</text:span><text:span text:style-name="T1"/></text:p>
      <text:p text:style-name="No_20_Spacing" loext:marker-style-name="T1"><text:span text:style-name="T1">What </text:span><text:span text:style-name="T3">property of a radio wave defines its polarization?</text:span></text:p>
      <text:p text:style-name="P15">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3 (C)</text:span><text:span text:style-name="T1"/></text:p>
      <text:p text:style-name="No_20_Spacing" loext:marker-style-name="T1"><text:span text:style-name="T1">What are the </text:span><text:span text:style-name="T3">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15">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11" loext:marker-style-name="T1"/>
      <text:p text:style-name="No_20_Spacing" loext:marker-style-name="T4"><text:span text:style-name="T1">T3B04 (A)</text:span><text:span text:style-name="T4"/></text:p>
      <text:p text:style-name="No_20_Spacing" loext:marker-style-name="T1"><text:span text:style-name="T1">What is the </text:span><text:span text:style-name="T3">velocity of a radio wave</text:span><text:span text:style-name="T1"> traveling through free space?</text:span></text:p>
      <text:p text:style-name="P15">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5 (B)</text:span><text:span text:style-name="T1"/></text:p>
      <text:p text:style-name="No_20_Spacing" loext:marker-style-name="T1"><text:span text:style-name="T1">What is the </text:span><text:span text:style-name="T3">relationship between wavelength and frequency?</text:span></text:p>
      <text:p text:style-name="No_20_Spacing" loext:marker-style-name="T1"><text:span text:style-name="T1">A. Wavelength gets longer as frequency increases</text:span><text:span text:style-name="T1"/></text:p>
      <text:p text:style-name="P15">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3">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15">D. Wavelength in meters equals 300 divided by frequency in megahertz</text:p>
      <text:p text:style-name="No_20_Spacing" loext:marker-style-name="T1"><text:span text:style-name="T1">~~</text:span><text:span text:style-name="T1"/></text:p>
      <text:p text:style-name="P11" loext:marker-style-name="T1"/>
      <text:p text:style-name="No_20_Spacing" loext:marker-style-name="T1"><text:span text:style-name="T1">T3B07 (A)</text:span><text:span text:style-name="T1"/></text:p>
      <text:p text:style-name="P15">In addition to frequency, which of the following is used to identify amateur radio bands?</text:p>
      <text:p text:style-name="P15">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8 (B)</text:span><text:span text:style-name="T1"/></text:p>
      <text:p text:style-name="No_20_Spacing" loext:marker-style-name="T1"><text:span text:style-name="T1">What </text:span><text:span text:style-name="T3">frequency range</text:span><text:span text:style-name="T1"> is referred to as </text:span><text:span text:style-name="T3">VHF?</text:span></text:p>
      <text:p text:style-name="No_20_Spacing" loext:marker-style-name="T1"><text:span text:style-name="T1">A. 30 kHz to 300 kHz</text:span><text:span text:style-name="T1"/></text:p>
      <text:p text:style-name="P15">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9 (D)</text:span><text:span text:style-name="T1"/></text:p>
      <text:p text:style-name="No_20_Spacing" loext:marker-style-name="T1"><text:span text:style-name="T1">What </text:span><text:span text:style-name="T3">frequency range</text:span><text:span text:style-name="T1"> is referred to as </text:span><text:span text:style-name="T3">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15">D. 300 to 3000 MHz</text:p>
      <text:p text:style-name="No_20_Spacing" loext:marker-style-name="T1"><text:span text:style-name="T1">~~</text:span><text:span text:style-name="T1"/></text:p>
      <text:p text:style-name="P11" loext:marker-style-name="T1"/>
      <text:p text:style-name="No_20_Spacing" loext:marker-style-name="T1"><text:span text:style-name="T1">T3B10 (C)</text:span><text:span text:style-name="T1"/></text:p>
      <text:p text:style-name="No_20_Spacing" loext:marker-style-name="T1"><text:span text:style-name="T1">What </text:span><text:span text:style-name="T3">frequency range</text:span><text:span text:style-name="T1"> is referred to as </text:span><text:span text:style-name="T3">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15">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3">velocity of a radio wave</text:span><text:span text:style-name="T1"> in free space?</text:span></text:p>
      <text:p text:style-name="No_20_Spacing" loext:marker-style-name="T1"><text:span text:style-name="T1">A. 150,000 meters per second</text:span><text:span text:style-name="T1"/></text:p>
      <text:p text:style-name="P15">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11" loext:marker-style-name="T1"/>
      <text:p text:style-name="No_20_Spacing" loext:marker-style-name="T1"><text:span text:style-name="T1">T3C01 (C)</text:span><text:span text:style-name="T1"/></text:p>
      <text:p text:style-name="No_20_Spacing" loext:marker-style-name="T1"><text:span text:style-name="T1">Why are simplex </text:span><text:span text:style-name="T3">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15">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3">characteristic </text:span><text:bookmark-end text:name="_Hlk82009178"/><text:span text:style-name="T3">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15">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3">VHF signals received via auroral backscatter?</text:span></text:p>
      <text:p text:style-name="No_20_Spacing" loext:marker-style-name="T1"><text:span text:style-name="T1">A. They are often received from 10,000 miles or more</text:span><text:span text:style-name="T1"/></text:p>
      <text:p text:style-name="P15">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3">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15">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3">may allow radio signals to travel beyond obstructions</text:span><text:span text:style-name="T1"> between the transmitting and receiving stations?</text:span></text:p>
      <text:p text:style-name="P15">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3">over-the-horizon VHF and UHF communications to ranges of approximately 300 miles on a regular basis?</text:span></text:p>
      <text:p text:style-name="P15">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15">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8 (D)</text:span><text:span text:style-name="T1"/></text:p>
      <text:p text:style-name="P15">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15">D. Temperature inversions in the atmosphere</text:p>
      <text:p text:style-name="No_20_Spacing" loext:marker-style-name="T1"><text:span text:style-name="T1">~~</text:span><text:span text:style-name="T1"/></text:p>
      <text:p text:style-name="P11"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3">best time for long-distance 10 meter band propagation via the F region?</text:span></text:p>
      <text:p text:style-name="P15">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3">bands may provide long-distance communications via the ionosphere’s F region during the peak of the sunspot cycle?</text:span></text:p>
      <text:p text:style-name="No_20_Spacing" loext:marker-style-name="T1"><text:span text:style-name="T3">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11 (C)</text:span><text:span text:style-name="T1"/></text:p>
      <text:p text:style-name="No_20_Spacing" loext:marker-style-name="T1"><text:span text:style-name="T1">Why is the </text:span><text:span text:style-name="T3">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15">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1"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11"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3">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15">D. 13.8 volts at 12 amperes</text:p>
      <text:p text:style-name="No_20_Spacing" loext:marker-style-name="T1"><text:span text:style-name="T1">~~</text:span><text:span text:style-name="T1"/></text:p>
      <text:p text:style-name="P11"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3">considered when selecting an accessory SWR meter?</text:span></text:p>
      <text:p text:style-name="P15">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3 (A)</text:span><text:span text:style-name="T1"/></text:p>
      <text:p text:style-name="No_20_Spacing" loext:marker-style-name="T1"><text:span text:style-name="T1">Why are </text:span><text:span text:style-name="T3">short, heavy-gauge wires</text:span><text:span text:style-name="T1"> used for a transceiver’s </text:span><text:span text:style-name="T3">DC power connection?</text:span></text:p>
      <text:p text:style-name="P15">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3">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15">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5 (A)</text:span><text:span text:style-name="T1"/></text:p>
      <text:p text:style-name="P15">Where should an RF power meter be installed?</text:p>
      <text:p text:style-name="P15">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3">signals</text:span><text:span text:style-name="T1"> are </text:span><text:span text:style-name="T3">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15">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11" loext:marker-style-name="T1"/>
      <text:p text:style-name="Standard" loext:marker-style-name="T5"><text:span text:style-name="T6">T4A07 (C)</text:span><text:span text:style-name="T6"/></text:p>
      <text:p text:style-name="Standard" loext:marker-style-name="T5"><text:span text:style-name="T6">Which of the following </text:span><text:span text:style-name="T7">connections</text:span><text:span text:style-name="T8"> is </text:span><text:span text:style-name="T7">made between a computer and a transceiver to use computer software when operating digital modes?</text:span></text:p>
      <text:p text:style-name="Standard" loext:marker-style-name="T5"><text:span text:style-name="T6">A. Computer “line out” to transceiver push-to-talk</text:span><text:span text:style-name="T6"/></text:p>
      <text:p text:style-name="Standard" loext:marker-style-name="T5"><text:span text:style-name="T6">B. Computer “line in” to transceiver push-to-talk</text:span><text:span text:style-name="T6"/></text:p>
      <text:p text:style-name="P16">C. Computer “line in” to transceiver speaker connector</text:p>
      <text:p text:style-name="Standard" loext:marker-style-name="T5"><text:span text:style-name="T6">D. Computer “line out” to transceiver speaker connector</text:span><text:span text:style-name="T6"/></text:p>
      <text:p text:style-name="No_20_Spacing" loext:marker-style-name="T1"><text:span text:style-name="T1">~~</text:span><text:span text:style-name="T1"/></text:p>
      <text:p text:style-name="P11"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3">conductors</text:span><text:span text:style-name="T1"> is </text:span><text:span text:style-name="T3">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15">D. Flat copper strap</text:p>
      <text:p text:style-name="No_20_Spacing" loext:marker-style-name="T1"><text:span text:style-name="T1">~~</text:span><text:span text:style-name="T1"/></text:p>
      <text:p text:style-name="P11" loext:marker-style-name="T1"/>
      <text:p text:style-name="No_20_Spacing" loext:marker-style-name="T1"><text:span text:style-name="T1">T4A09 (B)</text:span><text:span text:style-name="T1"/></text:p>
      <text:p text:style-name="No_20_Spacing" loext:marker-style-name="T1"><text:span text:style-name="T1">How can you </text:span><text:span text:style-name="T3">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15">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10 (A)</text:span><text:span text:style-name="T1"/></text:p>
      <text:p text:style-name="No_20_Spacing" loext:marker-style-name="T1"><text:span text:style-name="T1">What </text:span><text:span text:style-name="T3">function</text:span><text:span text:style-name="T1"> is </text:span><text:span text:style-name="T3">performed with a transceiver and a digital mode hot spot?</text:span></text:p>
      <text:p text:style-name="P15">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11 (A)</text:span><text:span text:style-name="T1"/></text:p>
      <text:p text:style-name="No_20_Spacing" loext:marker-style-name="T1"><text:span text:style-name="T1">Where should the </text:span><text:span text:style-name="T3">negative power return of a mobile transceiver be connected in a vehicle?</text:span></text:p>
      <text:p text:style-name="P15">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4A12 (C)</text:span><text:span text:style-name="T1"/></text:p>
      <text:p text:style-name="P15">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15">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11" loext:marker-style-name="T1"/>
      <text:p text:style-name="No_20_Spacing" loext:marker-style-name="T1"><text:span text:style-name="T1">T4B01 (B)</text:span><text:span text:style-name="T1"/></text:p>
      <text:p text:style-name="No_20_Spacing" loext:marker-style-name="T1"><text:span text:style-name="T1">What is the </text:span><text:span text:style-name="T3">effect of excessive microphone gain on SSB transmissions?</text:span></text:p>
      <text:p text:style-name="No_20_Spacing" loext:marker-style-name="T1"><text:span text:style-name="T1">A. Frequency instability</text:span><text:span text:style-name="T1"/></text:p>
      <text:p text:style-name="P15">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3">used to enter a transceiver’s operating frequency?</text:span></text:p>
      <text:p text:style-name="P15">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3 (A)</text:span><text:span text:style-name="T1"/></text:p>
      <text:p text:style-name="No_20_Spacing" loext:marker-style-name="T1"><text:span text:style-name="T1">How is </text:span><text:span text:style-name="T3">squelch adjusted so that a weak FM signal can be heard?</text:span></text:p>
      <text:p text:style-name="P15">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3">quick access to a favorite frequency or channel</text:span><text:span text:style-name="T1"> on your transceiver?</text:span></text:p>
      <text:p text:style-name="No_20_Spacing" loext:marker-style-name="T1"><text:span text:style-name="T1">A. Enable the frequency offset</text:span><text:span text:style-name="T1"/></text:p>
      <text:p text:style-name="P15">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5 (C)</text:span><text:span text:style-name="T1"/></text:p>
      <text:p text:style-name="No_20_Spacing" loext:marker-style-name="T1"><text:span text:style-name="T1">What does the </text:span><text:span text:style-name="T3">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15">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3">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15">D. The RIT or Clarifier</text:p>
      <text:p text:style-name="No_20_Spacing" loext:marker-style-name="T1"><text:span text:style-name="T1">~~</text:span><text:span text:style-name="T1"/></text:p>
      <text:p text:style-name="P11" loext:marker-style-name="T1"/>
      <text:p text:style-name="No_20_Spacing" loext:marker-style-name="T1"><text:span text:style-name="T1">T4B07 (B)</text:span><text:span text:style-name="T1"/></text:p>
      <text:p text:style-name="P17"><text:span text:style-name="T2">What does a </text:span><text:span text:style-name="T1">DMR “code plug” contain?</text:span></text:p>
      <text:p text:style-name="No_20_Spacing" loext:marker-style-name="T1"><text:span text:style-name="T1">A. Your call sign in CW for automatic identification</text:span><text:span text:style-name="T1"/></text:p>
      <text:p text:style-name="P15">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8 (B)</text:span><text:span text:style-name="T1"/></text:p>
      <text:p text:style-name="No_20_Spacing" loext:marker-style-name="T1"><text:span text:style-name="T1">What is the </text:span><text:span text:style-name="T3">advantage of</text:span><text:span text:style-name="T1"> having </text:span><text:span text:style-name="T3">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15">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3">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15">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3">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15">C. 2400 Hz</text:p>
      <text:p text:style-name="No_20_Spacing" loext:marker-style-name="T1"><text:span text:style-name="T1">D. 5000 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3">must be programmed into a D-STAR</text:span><text:span text:style-name="T1"> digital transceiver </text:span><text:span text:style-name="T3">before transmitting?</text:span></text:p>
      <text:p text:style-name="P15">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3">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15">D. Distortion of the signal’s audio</text:p>
      <text:p text:style-name="No_20_Spacing" loext:marker-style-name="T1"><text:span text:style-name="T1">~~</text:span><text:bookmark-end text:name="_MailOriginal"/><text:span text:style-name="T1"/></text:p>
      <text:p text:style-name="P11" loext:marker-style-name="T1"/>
      <text:p text:style-name="P11"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1"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11" loext:marker-style-name="T1"/>
      <text:p text:style-name="No_20_Spacing" loext:marker-style-name="T1"><text:span text:style-name="T1">T5A01 (D)</text:span><text:span text:style-name="T1"/></text:p>
      <text:p text:style-name="No_20_Spacing" loext:marker-style-name="T1"><text:span text:style-name="T3">Electrical current</text:span><text:span text:style-name="T1"> is measured in which of the following </text:span><text:span text:style-name="T3">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15">D. Amperes</text:p>
      <text:p text:style-name="No_20_Spacing" loext:marker-style-name="T1"><text:span text:style-name="T1">~~</text:span><text:span text:style-name="T1"/></text:p>
      <text:p text:style-name="P11" loext:marker-style-name="T1"/>
      <text:p text:style-name="No_20_Spacing" loext:marker-style-name="T1"><text:span text:style-name="T1">T5A02 (B)</text:span><text:span text:style-name="T1"/></text:p>
      <text:p text:style-name="No_20_Spacing" loext:marker-style-name="T1"><text:span text:style-name="T3">Electrical power</text:span><text:span text:style-name="T1"> is measured in which of the following </text:span><text:span text:style-name="T3">units?</text:span></text:p>
      <text:p text:style-name="No_20_Spacing" loext:marker-style-name="T1"><text:span text:style-name="T1">A. Volts</text:span><text:span text:style-name="T1"/></text:p>
      <text:p text:style-name="P15">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3">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3">D. Curren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5A04 (C)</text:span><text:span text:style-name="T1"/></text:p>
      <text:p text:style-name="No_20_Spacing" loext:marker-style-name="T1"><text:span text:style-name="T1">What are the </text:span><text:span text:style-name="T3">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15">C. Ohms</text:p>
      <text:p text:style-name="No_20_Spacing" loext:marker-style-name="T1"><text:span text:style-name="T1">D. Coulomb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3">force that causes electron flow?</text:span></text:p>
      <text:p text:style-name="P15">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3">unit of frequency?</text:span></text:p>
      <text:p text:style-name="P15">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7 (B)</text:span><text:span text:style-name="T1"/></text:p>
      <text:p text:style-name="No_20_Spacing" loext:marker-style-name="T1"><text:span text:style-name="T3">Why are metals generally good conductors</text:span><text:span text:style-name="T1"> of electricity?</text:span></text:p>
      <text:p text:style-name="No_20_Spacing" loext:marker-style-name="T1"><text:span text:style-name="T1">A. They have relatively high density</text:span><text:span text:style-name="T1"/></text:p>
      <text:p text:style-name="P15">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3">a good electrical insulator?</text:span></text:p>
      <text:p text:style-name="No_20_Spacing" loext:marker-style-name="T1"><text:span text:style-name="T1">A. Copper</text:span><text:span text:style-name="T1"/></text:p>
      <text:p text:style-name="P15">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3">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15">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3">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15">C. Power</text:p>
      <text:p text:style-name="No_20_Spacing" loext:marker-style-name="T1"><text:span text:style-name="T1">D. Volt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11 (D)</text:span><text:span text:style-name="T1"/></text:p>
      <text:p text:style-name="No_20_Spacing" loext:marker-style-name="T1"><text:span text:style-name="T1">What </text:span><text:span text:style-name="T3">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15">D. All these choices are correct</text:p>
      <text:p text:style-name="No_20_Spacing" loext:marker-style-name="T1"><text:span text:style-name="T1">~~</text:span><text:span text:style-name="T1"/></text:p>
      <text:p text:style-name="P11"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3">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15">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11" loext:marker-style-name="T1"/>
      <text:p text:style-name="No_20_Spacing" loext:marker-style-name="T1"><text:span text:style-name="T1">T5B01 (C)</text:span><text:span text:style-name="T1"/></text:p>
      <text:p text:style-name="No_20_Spacing" loext:marker-style-name="T1"><text:span text:style-name="T1">How many </text:span><text:span text:style-name="T3">milliamperes</text:span><text:span text:style-name="T2"> is </text:span><text:span text:style-name="T3">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3">1,500,000 hertz?</text:span></text:p>
      <text:p text:style-name="P15">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3 (C)</text:span><text:span text:style-name="T1"/></text:p>
      <text:p text:style-name="No_20_Spacing" loext:marker-style-name="T1"><text:span text:style-name="T1">Which is equal to </text:span><text:span text:style-name="T3">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15">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4 (A)</text:span><text:span text:style-name="T1"/></text:p>
      <text:p text:style-name="No_20_Spacing" loext:marker-style-name="T1"><text:span text:style-name="T1">Which is equal to </text:span><text:span text:style-name="T3">one microvolt?</text:span></text:p>
      <text:p text:style-name="P15">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5 (B)</text:span><text:span text:style-name="T1"/></text:p>
      <text:p text:style-name="No_20_Spacing" loext:marker-style-name="T1"><text:span text:style-name="T1">Which is equal to </text:span><text:span text:style-name="T3">500 milliwatts?</text:span></text:p>
      <text:p text:style-name="No_20_Spacing" loext:marker-style-name="T1"><text:span text:style-name="T1">A. 0.02 watts</text:span><text:span text:style-name="T1"/></text:p>
      <text:p text:style-name="P15">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6 (D)</text:span><text:span text:style-name="T1"/></text:p>
      <text:p text:style-name="No_20_Spacing" loext:marker-style-name="T1"><text:span text:style-name="T1">Which is equal to </text:span><text:span text:style-name="T3">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15">D. 3 amperes</text:p>
      <text:p text:style-name="No_20_Spacing" loext:marker-style-name="T1"><text:span text:style-name="T1">~~</text:span><text:span text:style-name="T1"/></text:p>
      <text:p text:style-name="P11" loext:marker-style-name="T1"/>
      <text:p text:style-name="No_20_Spacing" loext:marker-style-name="T1"><text:span text:style-name="T1">T5B07 (C)</text:span><text:span text:style-name="T1"/></text:p>
      <text:p text:style-name="No_20_Spacing" loext:marker-style-name="T1"><text:span text:style-name="T1">Which is equal to </text:span><text:span text:style-name="T3">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15">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5B08 (B)</text:span><text:span text:style-name="T1"/></text:p>
      <text:p text:style-name="No_20_Spacing" loext:marker-style-name="T1"><text:span text:style-name="T1">Which is equal to </text:span><text:span text:style-name="T3">1,000,000 picofarads?</text:span></text:p>
      <text:p text:style-name="No_20_Spacing" loext:marker-style-name="T1"><text:span text:style-name="T1">A. 0.001 microfarads</text:span><text:span text:style-name="T1"/></text:p>
      <text:p text:style-name="P15">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3">power increase from 5 watts to 10 watts?</text:span></text:p>
      <text:p text:style-name="No_20_Spacing" loext:marker-style-name="T1"><text:span text:style-name="T1">A. 2 dB</text:span><text:span text:style-name="T1"/></text:p>
      <text:p text:style-name="P15">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3">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15">C. -6 dB</text:p>
      <text:p text:style-name="No_20_Spacing" loext:marker-style-name="T1"><text:span text:style-name="T1">D. -9 d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3">power increase from 20 watts to 200 watts?</text:span></text:p>
      <text:p text:style-name="P15">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3">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15">D. 28.400 MHz</text:p>
      <text:p text:style-name="No_20_Spacing" loext:marker-style-name="T1"><text:span text:style-name="T1">~~</text:span><text:span text:style-name="T1"/></text:p>
      <text:p text:style-name="P11" loext:marker-style-name="T1"/>
      <text:p text:style-name="No_20_Spacing" loext:marker-style-name="T1"><text:span text:style-name="T1">T5B13 (C)</text:span><text:span text:style-name="T1"/></text:p>
      <text:p text:style-name="No_20_Spacing" loext:marker-style-name="T1"><text:span text:style-name="T1">Which is equal to </text:span><text:span text:style-name="T3">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15">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11" loext:marker-style-name="T1"/>
      <text:p text:style-name="No_20_Spacing" loext:marker-style-name="T1"><text:span text:style-name="T1">T5C01 (D)</text:span><text:span text:style-name="T1"/></text:p>
      <text:p text:style-name="No_20_Spacing" loext:marker-style-name="T1"><text:span text:style-name="T1">What describes the </text:span><text:span text:style-name="T3">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15">D. Capacitance</text:p>
      <text:p text:style-name="No_20_Spacing" loext:marker-style-name="T1"><text:span text:style-name="T1">~~</text:span><text:span text:style-name="T1"/></text:p>
      <text:p text:style-name="P11" loext:marker-style-name="T1"/>
      <text:p text:style-name="No_20_Spacing" loext:marker-style-name="T1"><text:span text:style-name="T1">T5C02 (A)</text:span><text:span text:style-name="T1"/></text:p>
      <text:p text:style-name="No_20_Spacing" loext:marker-style-name="T1"><text:span text:style-name="T1">What is the </text:span><text:span text:style-name="T3">unit of capacitance?</text:span></text:p>
      <text:p text:style-name="P15">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3 (D)</text:span><text:span text:style-name="T1"/></text:p>
      <text:p text:style-name="No_20_Spacing" loext:marker-style-name="T1"><text:span text:style-name="T1">What describes the </text:span><text:span text:style-name="T3">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15">D. Inductance</text:p>
      <text:p text:style-name="No_20_Spacing" loext:marker-style-name="T1"><text:span text:style-name="T1">~~</text:span><text:span text:style-name="T1"/></text:p>
      <text:p text:style-name="P11" loext:marker-style-name="T1"/>
      <text:p text:style-name="No_20_Spacing" loext:marker-style-name="T1"><text:span text:style-name="T1">T5C04 (C)</text:span><text:span text:style-name="T1"/></text:p>
      <text:p text:style-name="No_20_Spacing" loext:marker-style-name="T1"><text:span text:style-name="T1">What is the </text:span><text:span text:style-name="T3">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15">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5 (D)</text:span><text:span text:style-name="T1"/></text:p>
      <text:p text:style-name="No_20_Spacing" loext:marker-style-name="T1"><text:span text:style-name="T1">What is the </text:span><text:span text:style-name="T3">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15">D. The ohm</text:p>
      <text:p text:style-name="No_20_Spacing" loext:marker-style-name="T1"><text:span text:style-name="T1">~~</text:span><text:span text:style-name="T1"/></text:p>
      <text:p text:style-name="P11"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3">abbreviation “RF”</text:span><text:span text:style-name="T1"> mean? </text:span></text:p>
      <text:p text:style-name="P15">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7 (D)</text:span><text:span text:style-name="T1"/></text:p>
      <text:p text:style-name="No_20_Spacing" loext:marker-style-name="T1"><text:span text:style-name="T1">What is the </text:span><text:span text:style-name="T3">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15">D. MHz</text:p>
      <text:p text:style-name="No_20_Spacing" loext:marker-style-name="T1"><text:span text:style-name="T1">~~</text:span><text:span text:style-name="T1"/></text:p>
      <text:p text:style-name="P11"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3">calculate electrical power</text:span><text:span text:style-name="T1"> (P) in a DC circuit?</text:span></text:p>
      <text:p text:style-name="P17"><text:span text:style-name="T1">A. P = I </text:span><text:span text:style-name="T9"></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9 (A)</text:span><text:span text:style-name="T1"/></text:p>
      <text:p text:style-name="No_20_Spacing" loext:marker-style-name="T1"><text:span text:style-name="T1">How much </text:span><text:span text:style-name="T3">power</text:span><text:span text:style-name="T1"> is delivered by a voltage of </text:span><text:span text:style-name="T3">13.8 volts DC</text:span><text:span text:style-name="T1"> and a current of </text:span><text:span text:style-name="T3">10 amperes?</text:span></text:p>
      <text:p text:style-name="P15">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0 (B)</text:span><text:span text:style-name="T1"/></text:p>
      <text:p text:style-name="No_20_Spacing" loext:marker-style-name="T1"><text:span text:style-name="T1">How much </text:span><text:span text:style-name="T3">power</text:span><text:span text:style-name="T1"> is delivered by a voltage of </text:span><text:span text:style-name="T3">12 volts DC</text:span><text:span text:style-name="T1"> and a current of </text:span><text:span text:style-name="T3">2.5 amperes?</text:span></text:p>
      <text:p text:style-name="No_20_Spacing" loext:marker-style-name="T1"><text:span text:style-name="T1">A. 4.8 watts</text:span><text:span text:style-name="T1"/></text:p>
      <text:p text:style-name="P15">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1 (B)</text:span><text:span text:style-name="T1"/></text:p>
      <text:p text:style-name="No_20_Spacing" loext:marker-style-name="T1"><text:span text:style-name="T1">How much </text:span><text:span text:style-name="T3">current</text:span><text:span text:style-name="T1"> is </text:span><text:span text:style-name="T3">required</text:span><text:span text:style-name="T1"> to deliver </text:span><text:span text:style-name="T3">120 watts at</text:span><text:span text:style-name="T1"> a voltage of </text:span><text:span text:style-name="T3">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3">impedance?</text:span><text:span text:style-name="T1"> </text:span></text:p>
      <text:p text:style-name="P15">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3 (D)</text:span><text:span text:style-name="T1"/></text:p>
      <text:p text:style-name="No_20_Spacing" loext:marker-style-name="T1"><text:span text:style-name="T1">What is the </text:span><text:span text:style-name="T3">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15">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11"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3">calculate current in a circuit?</text:span></text:p>
      <text:p text:style-name="No_20_Spacing" loext:marker-style-name="T1"><text:span text:style-name="T1">A. I = E </text:span><text:span text:style-name="T9"></text:span><text:span text:style-name="T1"> R</text:span></text:p>
      <text:p text:style-name="P15">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3">calculate voltage in a circuit?</text:span></text:p>
      <text:p text:style-name="P15">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3">calculate resistance in a circuit?</text:span></text:p>
      <text:p text:style-name="No_20_Spacing" loext:marker-style-name="T1"><text:span text:style-name="T1">A. R = E x I</text:span><text:span text:style-name="T1"/></text:p>
      <text:p text:style-name="P15">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4 (B)</text:span><text:span text:style-name="T1"/></text:p>
      <text:p text:style-name="No_20_Spacing" loext:marker-style-name="T1"><text:span text:style-name="T1">What is the </text:span><text:span text:style-name="T3">resistance</text:span><text:span text:style-name="T1"> of a circuit in which a current of </text:span><text:span text:style-name="T3">3 amperes</text:span><text:span text:style-name="T1"> flows when connected to </text:span><text:span text:style-name="T3">90 volts?</text:span></text:p>
      <text:p text:style-name="No_20_Spacing" loext:marker-style-name="T1"><text:span text:style-name="T1">A. 3 ohms</text:span><text:span text:style-name="T1"/></text:p>
      <text:p text:style-name="P15">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5 (C)</text:span><text:span text:style-name="T1"/></text:p>
      <text:p text:style-name="No_20_Spacing" loext:marker-style-name="T1"><text:span text:style-name="T1">What is the </text:span><text:span text:style-name="T3">resistance</text:span><text:span text:style-name="T1"> of a circuit for which the applied voltage is </text:span><text:span text:style-name="T3">12 volts</text:span><text:span text:style-name="T1"> and the current flow is </text:span><text:span text:style-name="T3">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15">C. 8 ohms</text:p>
      <text:p text:style-name="No_20_Spacing" loext:marker-style-name="T1"><text:span text:style-name="T1">D. 13.5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6 (A)</text:span><text:span text:style-name="T1"/></text:p>
      <text:p text:style-name="No_20_Spacing" loext:marker-style-name="T1"><text:span text:style-name="T1">What is the </text:span><text:span text:style-name="T3">resistance</text:span><text:span text:style-name="T1"> of a circuit that draws </text:span><text:span text:style-name="T3">4 amperes</text:span><text:span text:style-name="T1"> from a </text:span><text:span text:style-name="T3">12-volt</text:span><text:span text:style-name="T1"> source?</text:span></text:p>
      <text:p text:style-name="P15"><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7 (D)</text:span><text:span text:style-name="T1"/></text:p>
      <text:p text:style-name="No_20_Spacing" loext:marker-style-name="T1"><text:span text:style-name="T1">What is the </text:span><text:span text:style-name="T3">current</text:span><text:span text:style-name="T1"> in a circuit with an applied voltage of </text:span><text:span text:style-name="T3">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15">D. 1.5 amperes</text:p>
      <text:p text:style-name="No_20_Spacing" loext:marker-style-name="T1"><text:span text:style-name="T1">~~</text:span><text:span text:style-name="T1"/></text:p>
      <text:p text:style-name="P11" loext:marker-style-name="T1"/>
      <text:p text:style-name="No_20_Spacing" loext:marker-style-name="T1"><text:span text:style-name="T1">T5D08 (C)</text:span><text:span text:style-name="T1"/></text:p>
      <text:p text:style-name="No_20_Spacing" loext:marker-style-name="T1"><text:span text:style-name="T1">What is the </text:span><text:span text:style-name="T3">current</text:span><text:span text:style-name="T1"> through a </text:span><text:span text:style-name="T3">100-ohm</text:span><text:span text:style-name="T1"> resistor connected across </text:span><text:span text:style-name="T3">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15">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9 (C)</text:span><text:span text:style-name="T1"/></text:p>
      <text:p text:style-name="No_20_Spacing" loext:marker-style-name="T1"><text:span text:style-name="T1">What is the </text:span><text:span text:style-name="T3">current</text:span><text:span text:style-name="T1"> through a </text:span><text:span text:style-name="T3">24-ohm</text:span><text:span text:style-name="T1"> resistor connected across </text:span><text:span text:style-name="T3">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15">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0 (A)</text:span><text:span text:style-name="T1"/></text:p>
      <text:p text:style-name="No_20_Spacing" loext:marker-style-name="T1"><text:span text:style-name="T1">What is the </text:span><text:span text:style-name="T3">voltage</text:span><text:span text:style-name="T1"> across a </text:span><text:span text:style-name="T3">2-ohm</text:span><text:span text:style-name="T1"> resistor if a current of </text:span><text:span text:style-name="T3">0.5 amperes</text:span><text:span text:style-name="T1"> flows through it?</text:span></text:p>
      <text:p text:style-name="P15">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1 (B)</text:span><text:span text:style-name="T1"/></text:p>
      <text:p text:style-name="No_20_Spacing" loext:marker-style-name="T1"><text:span text:style-name="T1">What is the </text:span><text:span text:style-name="T3">voltage</text:span><text:span text:style-name="T1"> across a </text:span><text:span text:style-name="T3">10-ohm</text:span><text:span text:style-name="T1"> resistor if a current of </text:span><text:span text:style-name="T3">1 ampere</text:span><text:span text:style-name="T1"> flows through it?</text:span></text:p>
      <text:p text:style-name="No_20_Spacing" loext:marker-style-name="T1"><text:span text:style-name="T1">A. 1 volt</text:span><text:span text:style-name="T1"/></text:p>
      <text:p text:style-name="P15">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3">voltage</text:span><text:span text:style-name="T1"> across a </text:span><text:span text:style-name="T3">10-ohm</text:span><text:span text:style-name="T1"> resistor if a current of </text:span><text:span text:style-name="T3">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15">D. 20 volts</text:p>
      <text:p text:style-name="No_20_Spacing" loext:marker-style-name="T1"><text:span text:style-name="T1">~~</text:span><text:span text:style-name="T1"/></text:p>
      <text:p text:style-name="P11"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3">DC current the same through all components?</text:span></text:p>
      <text:p text:style-name="P15">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3">voltage the same across all components?</text:span></text:p>
      <text:p text:style-name="No_20_Spacing" loext:marker-style-name="T1"><text:span text:style-name="T1">A. Series</text:span><text:span text:style-name="T1"/></text:p>
      <text:p text:style-name="P15">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11"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11"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3">opposes the flow of current in a DC circuit?</text:span></text:p>
      <text:p text:style-name="No_20_Spacing" loext:marker-style-name="T1"><text:span text:style-name="T1">A. Inductor</text:span><text:span text:style-name="T1"/></text:p>
      <text:p text:style-name="P15">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2 (C)</text:span><text:span text:style-name="T1"/></text:p>
      <text:p text:style-name="No_20_Spacing" loext:marker-style-name="T1"><text:span text:style-name="T1">What type of </text:span><text:span text:style-name="T3">component</text:span><text:span text:style-name="T1"> is often used as an </text:span><text:span text:style-name="T3">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15">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3 (B)</text:span><text:span text:style-name="T1"/></text:p>
      <text:p text:style-name="No_20_Spacing" loext:marker-style-name="T1"><text:span text:style-name="T1">What </text:span><text:span text:style-name="T3">electrical parameter is controlled by a potentiometer?</text:span></text:p>
      <text:p text:style-name="No_20_Spacing" loext:marker-style-name="T1"><text:span text:style-name="T1">A. Inductance</text:span><text:span text:style-name="T1"/></text:p>
      <text:p text:style-name="P15">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4 (B)</text:span><text:span text:style-name="T1"/></text:p>
      <text:p text:style-name="No_20_Spacing" loext:marker-style-name="T1"><text:span text:style-name="T1">What electrical </text:span><text:span text:style-name="T3">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15">C. Inductor</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3">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15">D. Capacitor</text:p>
      <text:p text:style-name="No_20_Spacing" loext:marker-style-name="T1"><text:span text:style-name="T1">~~</text:span><text:span text:style-name="T1"/></text:p>
      <text:p text:style-name="P11"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3">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15">C. Inductor</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7 (D)</text:span><text:span text:style-name="T1"/></text:p>
      <text:p text:style-name="No_20_Spacing" loext:marker-style-name="T1"><text:span text:style-name="T1">What electrical </text:span><text:span text:style-name="T3">component</text:span><text:span text:style-name="T1"> is typically constructed as a </text:span><text:span text:style-name="T3">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15">D. Inductor</text:p>
      <text:p text:style-name="No_20_Spacing" loext:marker-style-name="T1"><text:span text:style-name="T1">~~</text:span><text:span text:style-name="T1"/></text:p>
      <text:p text:style-name="P11" loext:marker-style-name="T1"/>
      <text:p text:style-name="No_20_Spacing" loext:marker-style-name="T1"><text:span text:style-name="T1">T6A08 (C)</text:span><text:span text:style-name="T1"/></text:p>
      <text:p text:style-name="No_20_Spacing" loext:marker-style-name="T1"><text:span text:style-name="T1">What is the </text:span><text:span text:style-name="T3">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15">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3">protect other circuit components from current overloads?</text:span></text:p>
      <text:p text:style-name="P15">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3">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3">not rechargeable?</text:span></text:p>
      <text:p text:style-name="No_20_Spacing" loext:marker-style-name="T1"><text:span text:style-name="T1">A. Nickel-cadmium</text:span><text:span text:style-name="T1"/></text:p>
      <text:p text:style-name="P15">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11" loext:marker-style-name="T1"/>
      <text:p text:style-name="No_20_Spacing" loext:marker-style-name="T1"><text:span text:style-name="T1">T6B01 (A)</text:span><text:span text:style-name="T1"/></text:p>
      <text:p text:style-name="No_20_Spacing" loext:marker-style-name="T1"><text:span text:style-name="T1">Which is true about </text:span><text:span text:style-name="T3">forward voltage drop in a diode?</text:span></text:p>
      <text:p text:style-name="P15">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2 (C)</text:span><text:span text:style-name="T1"/></text:p>
      <text:p text:style-name="No_20_Spacing" loext:marker-style-name="T1"><text:span text:style-name="T1">What electronic </text:span><text:span text:style-name="T3">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15">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3">can be used as an electronic switch?</text:span></text:p>
      <text:p text:style-name="No_20_Spacing" loext:marker-style-name="T1"><text:span text:style-name="T1">A. Varistor</text:span><text:span text:style-name="T1"/></text:p>
      <text:p text:style-name="P15">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3">three regions of semiconductor material?</text:span></text:p>
      <text:p text:style-name="No_20_Spacing" loext:marker-style-name="T1"><text:span text:style-name="T1">A. Alternator</text:span><text:span text:style-name="T1"/></text:p>
      <text:p text:style-name="P15">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5 (B)</text:span><text:span text:style-name="T1"/></text:p>
      <text:p text:style-name="No_20_Spacing" loext:marker-style-name="T1"><text:span text:style-name="T1">What type of </text:span><text:span text:style-name="T3">transistor</text:span><text:span text:style-name="T1"> has a </text:span><text:span text:style-name="T3">gate, drain, and source?</text:span></text:p>
      <text:p text:style-name="No_20_Spacing" loext:marker-style-name="T1"><text:span text:style-name="T1">A. Varistor</text:span><text:span text:style-name="T1"/></text:p>
      <text:p text:style-name="P15">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3">cathode</text:span><text:span text:style-name="T1"> lead of a semiconductor </text:span><text:span text:style-name="T3">diode</text:span><text:span text:style-name="T1"> often </text:span><text:span text:style-name="T3">marked</text:span><text:span text:style-name="T1"> on the package?</text:span></text:p>
      <text:p text:style-name="No_20_Spacing" loext:marker-style-name="T1"><text:span text:style-name="T1">A. With the word "cathode"</text:span><text:span text:style-name="T1"/></text:p>
      <text:p text:style-name="P15">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7 (A)</text:span><text:span text:style-name="T1"/></text:p>
      <text:p text:style-name="No_20_Spacing" loext:marker-style-name="T1"><text:span text:style-name="T1">What </text:span><text:span text:style-name="T3">causes a light-emitting diode (LED) to emit light?</text:span></text:p>
      <text:p text:style-name="P15">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8 (D)</text:span><text:span text:style-name="T1"/></text:p>
      <text:p text:style-name="No_20_Spacing" loext:marker-style-name="T1"><text:span text:style-name="T1">What does the </text:span><text:span text:style-name="T3">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15">D. Field Effect Transistor</text:p>
      <text:p text:style-name="No_20_Spacing" loext:marker-style-name="T1"><text:span text:style-name="T1">~~</text:span><text:span text:style-name="T1"/></text:p>
      <text:p text:style-name="P11" loext:marker-style-name="T1"/>
      <text:p text:style-name="No_20_Spacing" loext:marker-style-name="T1"><text:span text:style-name="T1">T6B09 (C)</text:span><text:span text:style-name="T1"/></text:p>
      <text:p text:style-name="No_20_Spacing" loext:marker-style-name="T1"><text:span text:style-name="T1">What are the </text:span><text:span text:style-name="T3">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15">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3">can provide power gain?</text:span></text:p>
      <text:p text:style-name="No_20_Spacing" loext:marker-style-name="T1"><text:span text:style-name="T1">A. Transformer</text:span><text:span text:style-name="T1"/></text:p>
      <text:p text:style-name="P15">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3">describes a device's ability to amplify a signal?</text:span></text:p>
      <text:p text:style-name="P15">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3">electrodes of a bipolar junction transistor?</text:span></text:p>
      <text:p text:style-name="No_20_Spacing" loext:marker-style-name="T1"><text:span text:style-name="T1">A. Signal, bias, power</text:span><text:span text:style-name="T1"/></text:p>
      <text:p text:style-name="P15">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11"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3">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15">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11" loext:marker-style-name="T1"/>
      <text:p text:style-name="P11"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11" loext:marker-style-name="T1"/>
      <text:p text:style-name="No_20_Spacing" loext:marker-style-name="T1"><text:span text:style-name="T1">T6C02 (A)</text:span><text:span text:style-name="T1"/></text:p>
      <text:p text:style-name="No_20_Spacing" loext:marker-style-name="T1"><text:span text:style-name="T1">What is </text:span><text:span text:style-name="T3">component 1 in figure T-1?</text:span></text:p>
      <text:p text:style-name="P15">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11" loext:marker-style-name="T1"/>
      <text:p text:style-name="No_20_Spacing" loext:marker-style-name="T1"><text:span text:style-name="T1">T6C03 (B)</text:span><text:span text:style-name="T1"/></text:p>
      <text:p text:style-name="No_20_Spacing" loext:marker-style-name="T1"><text:span text:style-name="T1">What is </text:span><text:span text:style-name="T3">component 2 in figure T-1?</text:span></text:p>
      <text:p text:style-name="No_20_Spacing" loext:marker-style-name="T1"><text:soft-page-break/><text:span text:style-name="T1">A. Resistor</text:span><text:span text:style-name="T1"/></text:p>
      <text:p text:style-name="P15">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4 (C)</text:span><text:span text:style-name="T1"/></text:p>
      <text:p text:style-name="No_20_Spacing" loext:marker-style-name="T1"><text:span text:style-name="T1">What is </text:span><text:span text:style-name="T3">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15">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5 (D)</text:span><text:span text:style-name="T1"/></text:p>
      <text:p text:style-name="No_20_Spacing" loext:marker-style-name="T1"><text:span text:style-name="T1">What is </text:span><text:span text:style-name="T3">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15">D. Battery</text:p>
      <text:p text:style-name="No_20_Spacing" loext:marker-style-name="T1"><text:span text:style-name="T1">~~</text:span><text:span text:style-name="T1"/></text:p>
      <text:p text:style-name="P11" loext:marker-style-name="T1"/>
      <text:p text:style-name="P11"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11"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3">component 6 in figure T-2?</text:span></text:p>
      <text:p text:style-name="No_20_Spacing" loext:marker-style-name="T1"><text:span text:style-name="T1">A. Resistor</text:span><text:span text:style-name="T1"/></text:p>
      <text:p text:style-name="P15">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7 (D)</text:span><text:span text:style-name="T1"/></text:p>
      <text:p text:style-name="No_20_Spacing" loext:marker-style-name="T1"><text:span text:style-name="T1">What is </text:span><text:span text:style-name="T3">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15">D. Light emitting diode</text:p>
      <text:p text:style-name="No_20_Spacing" loext:marker-style-name="T1"><text:span text:style-name="T1">~~</text:span><text:span text:style-name="T1"/></text:p>
      <text:p text:style-name="P11" loext:marker-style-name="T1"/>
      <text:p text:style-name="No_20_Spacing" loext:marker-style-name="T1"><text:span text:style-name="T1">T6C08 (C)</text:span><text:span text:style-name="T1"/></text:p>
      <text:p text:style-name="P17"><text:span text:style-name="T2">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15">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9 (D)</text:span><text:span text:style-name="T1"/></text:p>
      <text:p text:style-name="No_20_Spacing" loext:marker-style-name="T1"><text:span text:style-name="T1">What is </text:span><text:span text:style-name="T3">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15">D. Transformer</text:p>
      <text:p text:style-name="No_20_Spacing" loext:marker-style-name="T1"><text:span text:style-name="T1">~~</text:span><text:span text:style-name="T1"/></text:p>
      <text:p text:style-name="P11" loext:marker-style-name="T1"/>
      <text:p text:style-name="P11"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11" loext:marker-style-name="T1"/>
      <text:p text:style-name="P11" loext:marker-style-name="T1"/>
      <text:p text:style-name="No_20_Spacing" loext:marker-style-name="T1"><text:span text:style-name="T1">T6C10 (D)</text:span><text:span text:style-name="T1"/></text:p>
      <text:p text:style-name="No_20_Spacing" loext:marker-style-name="T1"><text:span text:style-name="T1">What is </text:span><text:span text:style-name="T3">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15">D. Variable inductor</text:p>
      <text:p text:style-name="No_20_Spacing" loext:marker-style-name="T1"><text:span text:style-name="T1">~~</text:span><text:span text:style-name="T1"/></text:p>
      <text:p text:style-name="P11" loext:marker-style-name="T1"/>
      <text:p text:style-name="No_20_Spacing" loext:marker-style-name="T1"><text:span text:style-name="T1">T6C11 (A)</text:span><text:span text:style-name="T1"/></text:p>
      <text:p text:style-name="No_20_Spacing" loext:marker-style-name="T1"><text:span text:style-name="T1">What is </text:span><text:span text:style-name="T3">component 4 in figure T-3?</text:span></text:p>
      <text:p text:style-name="P15">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3">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15">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11"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3">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2 (A)</text:span><text:span text:style-name="T1"/></text:p>
      <text:p text:style-name="P15">What is a relay?</text:p>
      <text:p text:style-name="P15">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3">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15">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3">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15">C. Meter</text:p>
      <text:p text:style-name="No_20_Spacing" loext:marker-style-name="T1"><text:span text:style-name="T1">D. Rela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5 (A)</text:span><text:span text:style-name="T1"/></text:p>
      <text:p text:style-name="No_20_Spacing" loext:marker-style-name="T1"><text:span text:style-name="T1">What type of circuit </text:span><text:span text:style-name="T3">controls the amount of voltage from a power supply?</text:span></text:p>
      <text:p text:style-name="P15">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3">changes 120 V AC power to a lower AC voltage</text:span><text:span text:style-name="T1"> for other uses?</text:span></text:p>
      <text:p text:style-name="No_20_Spacing" loext:marker-style-name="T1"><text:span text:style-name="T1">A. Variable capacitor</text:span><text:span text:style-name="T1"/></text:p>
      <text:p text:style-name="P15">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3">used as a visual indicator?</text:span></text:p>
      <text:p text:style-name="P15">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3">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15">D. Capacitor</text:p>
      <text:p text:style-name="No_20_Spacing" loext:marker-style-name="T1"><text:span text:style-name="T1">~~</text:span><text:span text:style-name="T1"/></text:p>
      <text:p text:style-name="P11"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3">combines several semiconductors</text:span><text:span text:style-name="T1"> and other components </text:span><text:span text:style-name="T3">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15">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3">a resonant or tuned circuit?</text:span></text:p>
      <text:p text:style-name="P15">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11" loext:marker-style-name="T1"><text:soft-page-break/></text:p>
      <text:p text:style-name="P11"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11"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11"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3">ability of a receiver to detect the presence of a signal?</text:span></text:p>
      <text:p text:style-name="No_20_Spacing" loext:marker-style-name="T1"><text:span text:style-name="T1">A. Linearity</text:span><text:span text:style-name="T1"/></text:p>
      <text:p text:style-name="P15">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2 (A)</text:span><text:span text:style-name="T1"/></text:p>
      <text:p text:style-name="No_20_Spacing" loext:marker-style-name="T1"><text:span text:style-name="T1">What is a </text:span><text:span text:style-name="T3">transceiver?</text:span></text:p>
      <text:p text:style-name="P15">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3">convert a signal from one frequency to another?</text:span></text:p>
      <text:p text:style-name="No_20_Spacing" loext:marker-style-name="T1"><text:span text:style-name="T1">A. Phase splitter</text:span><text:span text:style-name="T1"/></text:p>
      <text:p text:style-name="P15">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3">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15">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3">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15">D. Oscillator</text:p>
      <text:p text:style-name="No_20_Spacing" loext:marker-style-name="T1"><text:span text:style-name="T1">~~</text:span><text:span text:style-name="T1"/></text:p>
      <text:p text:style-name="P11"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3">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15">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3">PTT input?</text:span></text:p>
      <text:p text:style-name="No_20_Spacing" loext:marker-style-name="T1"><text:span text:style-name="T1">A. Input for a key used to send CW</text:span><text:span text:style-name="T1"/></text:p>
      <text:p text:style-name="P15">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3">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15">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3">SSB/CW-FM switch on a VHF power amplifier?</text:span></text:p>
      <text:p text:style-name="No_20_Spacing" loext:marker-style-name="T1"><text:span text:style-name="T1">A. Change the mode of the transmitted signal</text:span><text:span text:style-name="T1"/></text:p>
      <text:p text:style-name="P15">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0 (B)</text:span><text:span text:style-name="T1"/></text:p>
      <text:p text:style-name="No_20_Spacing" loext:marker-style-name="T1"><text:span text:style-name="T1">What device </text:span><text:span text:style-name="T3">increases the transmitted output power</text:span><text:span text:style-name="T1"> from a transceiver?</text:span></text:p>
      <text:p text:style-name="No_20_Spacing" loext:marker-style-name="T1"><text:span text:style-name="T1">A. A voltage divider</text:span><text:span text:style-name="T1"/></text:p>
      <text:p text:style-name="P15">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1 (A)</text:span><text:span text:style-name="T1"/></text:p>
      <text:p text:style-name="P15">Where is an RF preamplifier installed?</text:p>
      <text:p text:style-name="P15">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11"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3">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15">D. Talk farther away from the microphone</text:p>
      <text:p text:style-name="No_20_Spacing" loext:marker-style-name="T1"><text:span text:style-name="T1">~~</text:span><text:span text:style-name="T1"/></text:p>
      <text:p text:style-name="P11" loext:marker-style-name="T1"/>
      <text:p text:style-name="No_20_Spacing" loext:marker-style-name="T1"><text:span text:style-name="T1">T7B02 (A)</text:span><text:span text:style-name="T1"/></text:p>
      <text:p text:style-name="No_20_Spacing" loext:marker-style-name="T1"><text:span text:style-name="T1">What would </text:span><text:span text:style-name="T2">cause a </text:span><text:span text:style-name="T3">broadcast AM or FM radio to receive an amateur radio transmission unintentionally?</text:span></text:p>
      <text:p text:style-name="P15">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3">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3">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15">D. Ferrite choke</text:p>
      <text:p text:style-name="No_20_Spacing" loext:marker-style-name="T1"><text:span text:style-name="T1">~~</text:span><text:span text:style-name="T1"/></text:p>
      <text:p text:style-name="P11" loext:marker-style-name="T1"/>
      <text:p text:style-name="No_20_Spacing" loext:marker-style-name="T1"><text:span text:style-name="T1">T7B05 (A)</text:span><text:span text:style-name="T1"/></text:p>
      <text:p text:style-name="No_20_Spacing" loext:marker-style-name="T1"><text:span text:style-name="T1">How can </text:span><text:span text:style-name="T3">fundamental overload</text:span><text:span text:style-name="T1"> of a non-amateur radio or TV receiver </text:span><text:span text:style-name="T3">by an amateur signal be reduced or eliminated?</text:span></text:p>
      <text:p text:style-name="P15">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3">if a neighbor tells you that your station’s transmissions are interfering with their radio or TV reception?</text:span></text:p>
      <text:p text:style-name="P15">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3">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15">D. Installing a band-reject filter</text:p>
      <text:p text:style-name="No_20_Spacing" loext:marker-style-name="T1"><text:span text:style-name="T1">~~</text:span><text:span text:style-name="T1"/></text:p>
      <text:p text:style-name="P11"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3">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15">D. Be sure all TV feed line coaxial connectors are installed properly</text:p>
      <text:p text:style-name="No_20_Spacing" loext:marker-style-name="T1"><text:span text:style-name="T1">~~</text:span><text:span text:style-name="T1"/></text:p>
      <text:p text:style-name="P11"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3">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3">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15">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11" loext:marker-style-name="T1"/>
      <text:p text:style-name="No_20_Spacing" loext:marker-style-name="T1"><text:span text:style-name="T1">T7C01 (A)</text:span><text:span text:style-name="T1"/></text:p>
      <text:p text:style-name="No_20_Spacing" loext:marker-style-name="T1"><text:span text:style-name="T1">What is the primary </text:span><text:span text:style-name="T3">purpose of a dummy load?</text:span></text:p>
      <text:p text:style-name="P15">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2 (B)</text:span><text:span text:style-name="T1"/></text:p>
      <text:p text:style-name="P17"><text:span text:style-name="T2">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15">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73558037"/><text:span text:style-name="T1">T7C03 (B)</text:span><text:span text:style-name="T1"/></text:p>
      <text:p text:style-name="P15">What does a dummy load consist of?</text:p>
      <text:p text:style-name="No_20_Spacing" loext:marker-style-name="T1"><text:span text:style-name="T1">A. A high-gain amplifier and a TR switch</text:span><text:span text:style-name="T1"/></text:p>
      <text:p text:style-name="P15">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11" loext:marker-style-name="T1"/>
      <text:p text:style-name="No_20_Spacing" loext:marker-style-name="T1"><text:span text:style-name="T1">T7C04 (C)</text:span><text:span text:style-name="T1"/></text:p>
      <text:p text:style-name="No_20_Spacing" loext:marker-style-name="T1"><text:span text:style-name="T1">What </text:span><text:span text:style-name="T3">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15">C. 1:1</text:p>
      <text:p text:style-name="No_20_Spacing" loext:marker-style-name="T1"><text:span text:style-name="T1">D. Full Sca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5 (A)</text:span><text:span text:style-name="T1"/></text:p>
      <text:p text:style-name="No_20_Spacing" loext:marker-style-name="T1"><text:span text:style-name="T3">Why do most solid-state transmitters reduce output power as SWR increases</text:span><text:span text:style-name="T1"> beyond a certain level?</text:span></text:p>
      <text:p text:style-name="P15">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C06 (D)</text:span><text:span text:style-name="T1"/></text:p>
      <text:p text:style-name="P17"><text:span text:style-name="T2">What does an </text:span><text:span text:style-name="T1">SWR reading of 4:1</text:span><text:span text:style-name="T2">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15">D. Impedance mismatch</text:p>
      <text:p text:style-name="No_20_Spacing" loext:marker-style-name="T1"><text:span text:style-name="T1">~~</text:span><text:span text:style-name="T1"/></text:p>
      <text:p text:style-name="P11" loext:marker-style-name="T1"/>
      <text:p text:style-name="No_20_Spacing" loext:marker-style-name="T1"><text:span text:style-name="T1">T7C07 (C)</text:span><text:span text:style-name="T1"/></text:p>
      <text:p text:style-name="No_20_Spacing" loext:marker-style-name="T1"><text:span text:style-name="T1">What happens to </text:span><text:span text:style-name="T3">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15">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3">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15">D. Directional wattmeter</text:p>
      <text:p text:style-name="No_20_Spacing" loext:marker-style-name="T1"><text:span text:style-name="T1">~~</text:span><text:span text:style-name="T1"/></text:p>
      <text:p text:style-name="P11"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3">causes failure of coaxial cables?</text:span></text:p>
      <text:p text:style-name="P15">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10 (D)</text:span><text:span text:style-name="T1"/></text:p>
      <text:p text:style-name="No_20_Spacing" loext:marker-style-name="T1"><text:span text:style-name="T1">Why should the </text:span><text:span text:style-name="T3">outer jacket of coaxial cable</text:span><text:span text:style-name="T2"> be </text:span><text:span text:style-name="T3">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15">D. Ultraviolet light can damage the jacket and allow water to enter the cable</text:p>
      <text:p text:style-name="No_20_Spacing" loext:marker-style-name="T1"><text:span text:style-name="T1">~~</text:span><text:span text:style-name="T1"/></text:p>
      <text:p text:style-name="P11" loext:marker-style-name="T1"/>
      <text:p text:style-name="No_20_Spacing" loext:marker-style-name="T1"><text:span text:style-name="T1">T7C11 (C)</text:span><text:span text:style-name="T1"/></text:p>
      <text:p text:style-name="No_20_Spacing" loext:marker-style-name="T1"><text:span text:style-name="T1">What is a d</text:span><text:span text:style-name="T3">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15">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11"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3">measure electric potential?</text:span></text:p>
      <text:p text:style-name="No_20_Spacing" loext:marker-style-name="T1"><text:span text:style-name="T1">A. An ammeter</text:span><text:span text:style-name="T1"/></text:p>
      <text:p text:style-name="P15">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2 (B)</text:span><text:span text:style-name="T1"/></text:p>
      <text:p text:style-name="No_20_Spacing" loext:marker-style-name="T1"><text:span text:style-name="T3">How is a voltmeter connected</text:span><text:span text:style-name="T1"> to a component to measure applied voltage?</text:span></text:p>
      <text:p text:style-name="No_20_Spacing" loext:marker-style-name="T1"><text:span text:style-name="T1">A. In series</text:span><text:span text:style-name="T1"/></text:p>
      <text:p text:style-name="P15">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3 (A)</text:span><text:span text:style-name="T1"/></text:p>
      <text:p text:style-name="No_20_Spacing" loext:marker-style-name="T1"><text:span text:style-name="T1">When configured </text:span><text:span text:style-name="T3">to measure current, how is a multimeter connected</text:span><text:span text:style-name="T1"> to a component?</text:span></text:p>
      <text:p text:style-name="P15">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4 (D)</text:span><text:span text:style-name="T1"/></text:p>
      <text:p text:style-name="No_20_Spacing" loext:marker-style-name="T1"><text:span text:style-name="T1">Which instrument is </text:span><text:span text:style-name="T3">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15">D. An ammeter</text:p>
      <text:p text:style-name="No_20_Spacing" loext:marker-style-name="T1"><text:span text:style-name="T1">~~</text:span><text:span text:style-name="T1"/></text:p>
      <text:p text:style-name="P11" loext:marker-style-name="T1"/>
      <text:p text:style-name="No_20_Spacing" loext:marker-style-name="T1"><text:span text:style-name="T1">T7D05 Question Removed (section not renumbered) </text:span><text:span text:style-name="T1"/></text:p>
      <text:p text:style-name="P11"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3">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15">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3">measurements</text:span><text:span text:style-name="T1"> are </text:span><text:span text:style-name="T3">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15">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3">solder</text:span><text:span text:style-name="T1"> should </text:span><text:span text:style-name="T3">not be used for radio and electronic applications?</text:span></text:p>
      <text:p text:style-name="P15">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3">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15">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3">ohmmeter</text:span><text:span text:style-name="T1"> is </text:span><text:span text:style-name="T3">connected across a large, discharged capacitor?</text:span></text:p>
      <text:p text:style-name="P15">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3">precautions</text:span><text:span text:style-name="T1"> should be taken </text:span><text:span text:style-name="T3">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15">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11"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1"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3">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5">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2 (A)</text:span><text:span text:style-name="T1"/></text:p>
      <text:p text:style-name="No_20_Spacing" loext:marker-style-name="T1"><text:span text:style-name="T1">What type of </text:span><text:span text:style-name="T3">modulation</text:span><text:span text:style-name="T1"> is </text:span><text:span text:style-name="T3">commonly used for VHF packet radio</text:span><text:span text:style-name="T2"> transmissions?</text:span></text:p>
      <text:p text:style-name="P15">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3 (C)</text:span><text:span text:style-name="T1"/></text:p>
      <text:p text:style-name="No_20_Spacing" loext:marker-style-name="T1"><text:span text:style-name="T1">Which type of </text:span><text:span text:style-name="T3">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5">C. SSB</text:p>
      <text:p text:style-name="No_20_Spacing" loext:marker-style-name="T1"><text:span text:style-name="T1">D. P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4 (D)</text:span><text:span text:style-name="T1"/></text:p>
      <text:p text:style-name="No_20_Spacing" loext:marker-style-name="T1"><text:span text:style-name="T1">Which type of </text:span><text:span text:style-name="T3">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5">D. FM or PM</text:p>
      <text:p text:style-name="No_20_Spacing" loext:marker-style-name="T1"><text:span text:style-name="T1">~~</text:span><text:span text:style-name="T1"/></text:p>
      <text:p text:style-name="P11"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3">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5">C. CW</text:p>
      <text:p text:style-name="No_20_Spacing" loext:marker-style-name="T1"><text:span text:style-name="T1">D. Slow-scan TV</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3">sideband</text:span><text:span text:style-name="T2"> is </text:span><text:span text:style-name="T3">normally used for 10 meter HF, VHF, and UHF single-sideband</text:span><text:span text:style-name="T1"> communications?</text:span></text:p>
      <text:p text:style-name="P15">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7 (C)</text:span><text:span text:style-name="T1"/></text:p>
      <text:p text:style-name="No_20_Spacing" loext:marker-style-name="T1"><text:span text:style-name="T1">What is a </text:span><text:span text:style-name="T3">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5">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3">bandwidth of a typical single sideband (SSB) voice signal?</text:span></text:p>
      <text:p text:style-name="No_20_Spacing" loext:marker-style-name="T1"><text:span text:style-name="T1">A. 1 kHz</text:span><text:span text:style-name="T1"/></text:p>
      <text:p text:style-name="P15">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9 (C)</text:span><text:span text:style-name="T1"/></text:p>
      <text:p text:style-name="No_20_Spacing" loext:marker-style-name="T1"><text:span text:style-name="T1">What is the </text:span><text:span text:style-name="T3">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5">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0 (B)</text:span><text:span text:style-name="T1"/></text:p>
      <text:p text:style-name="No_20_Spacing" loext:marker-style-name="T1"><text:span text:style-name="T1">What is the </text:span><text:span text:style-name="T3">approximate bandwidth of AM fast-scan TV</text:span><text:span text:style-name="T1"> transmissions?</text:span></text:p>
      <text:p text:style-name="No_20_Spacing" loext:marker-style-name="T1"><text:span text:style-name="T1">A. More than 10 MHz</text:span><text:span text:style-name="T1"/></text:p>
      <text:p text:style-name="P15">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1 (B)</text:span><text:span text:style-name="T1"/></text:p>
      <text:p text:style-name="No_20_Spacing" loext:marker-style-name="T1"><text:span text:style-name="T1">What is the </text:span><text:span text:style-name="T3">approximate bandwidth required to transmit a CW signal?</text:span></text:p>
      <text:p text:style-name="No_20_Spacing" loext:marker-style-name="T1"><text:span text:style-name="T1">A. 2.4 kHz</text:span><text:span text:style-name="T1"/></text:p>
      <text:p text:style-name="P15">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3">disadvantage of FM compared with single sideband?</text:span></text:p>
      <text:p text:style-name="No_20_Spacing" loext:marker-style-name="T1"><text:span text:style-name="T1">A. Voice quality is poorer</text:span><text:span text:style-name="T1"/></text:p>
      <text:p text:style-name="P15">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1" loext:marker-style-name="T1"/>
      <text:p text:style-name="No_20_Spacing" loext:marker-style-name="T1"><text:span text:style-name="T1">T8B01 (C)</text:span><text:span text:style-name="T1"/></text:p>
      <text:p text:style-name="No_20_Spacing" loext:marker-style-name="T1"><text:span text:style-name="T1">What </text:span><text:span text:style-name="T3">telemetry information</text:span><text:span text:style-name="T2"> is </text:span><text:span text:style-name="T3">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5">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3">using excessive effective radiated power on a satellite uplink?</text:span></text:p>
      <text:p text:style-name="No_20_Spacing" loext:marker-style-name="T1"><text:span text:style-name="T1">A. Possibility of commanding the satellite to an improper mode</text:span><text:span text:style-name="T1"/></text:p>
      <text:p text:style-name="P15">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3">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4 (D)</text:span><text:span text:style-name="T1"/></text:p>
      <text:p text:style-name="No_20_Spacing" loext:marker-style-name="T1"><text:span text:style-name="T1">What </text:span><text:span text:style-name="T3">mode of transmission</text:span><text:span text:style-name="T2"> is </text:span><text:span text:style-name="T3">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5 (D)</text:span><text:span text:style-name="T1"/></text:p>
      <text:p text:style-name="P15">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5">D. A transmission from a satellite that contains status information</text:p>
      <text:p text:style-name="No_20_Spacing" loext:marker-style-name="T1"><text:span text:style-name="T1">~~</text:span><text:span text:style-name="T1"/></text:p>
      <text:p text:style-name="P11"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3">inputs to a satellite tracking program?</text:span></text:p>
      <text:p text:style-name="No_20_Spacing" loext:marker-style-name="T1"><text:span text:style-name="T1">A. The satellite transmitted power</text:span><text:span text:style-name="T1"/></text:p>
      <text:p text:style-name="P15">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7 (C)</text:span><text:span text:style-name="T1"/></text:p>
      <text:p text:style-name="No_20_Spacing" loext:marker-style-name="T1"><text:span text:style-name="T1">What is </text:span><text:span text:style-name="T3">Doppler shift in</text:span><text:span text:style-name="T1"> reference to </text:span><text:span text:style-name="T3">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5">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3">a satellite is operating in U/V mode?</text:span></text:p>
      <text:p text:style-name="No_20_Spacing" loext:marker-style-name="T1"><text:span text:style-name="T1">A. The satellite uplink is in the 15 meter band and the downlink is in the 10 meter band</text:span><text:span text:style-name="T1"/></text:p>
      <text:p text:style-name="P15">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9 (B)</text:span><text:span text:style-name="T1"/></text:p>
      <text:p text:style-name="No_20_Spacing" loext:marker-style-name="T1"><text:span text:style-name="T1">What causes </text:span><text:span text:style-name="T3">spin fading of satellite signals?</text:span></text:p>
      <text:p text:style-name="No_20_Spacing" loext:marker-style-name="T1"><text:span text:style-name="T1">A. Circular polarized noise interference radiated from the sun </text:span><text:span text:style-name="T1"/></text:p>
      <text:p text:style-name="P15">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3">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5">D. A satellite in low earth orbit</text:p>
      <text:p text:style-name="No_20_Spacing" loext:marker-style-name="T1"><text:span text:style-name="T1">~~</text:span><text:span text:style-name="T1"/></text:p>
      <text:p text:style-name="P11" loext:marker-style-name="T1"/>
      <text:p text:style-name="No_20_Spacing" loext:marker-style-name="T1"><text:span text:style-name="T1">T8B11 (A)</text:span><text:span text:style-name="T1"/></text:p>
      <text:p text:style-name="P15">Who may receive telemetry from a space station?</text:p>
      <text:p text:style-name="P15">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3">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5">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1"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3">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5">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3">useful for a hidden transmitter hunt?</text:span></text:p>
      <text:p text:style-name="No_20_Spacing" loext:marker-style-name="T1"><text:span text:style-name="T1">A. Calibrated SWR meter</text:span><text:span text:style-name="T1"/></text:p>
      <text:p text:style-name="P15">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3">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5">D. Contesting</text:p>
      <text:p text:style-name="No_20_Spacing" loext:marker-style-name="T1"><text:span text:style-name="T1">~~</text:span><text:span text:style-name="T1"/></text:p>
      <text:p text:style-name="P11"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3">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5">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5 (A)</text:span><text:span text:style-name="T1"/></text:p>
      <text:p text:style-name="No_20_Spacing" loext:marker-style-name="T1"><text:span text:style-name="T1">What is a </text:span><text:span text:style-name="T3">grid locator?</text:span></text:p>
      <text:p text:style-name="P15">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3">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5">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7 (D)</text:span><text:span text:style-name="T1"/></text:p>
      <text:p text:style-name="No_20_Spacing" loext:marker-style-name="T1"><text:span text:style-name="T1">What is </text:span><text:span text:style-name="T3">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5">D. A method of delivering voice communications over the internet using digital techniques</text:p>
      <text:p text:style-name="No_20_Spacing" loext:marker-style-name="T1"><text:span text:style-name="T1">~~</text:span><text:span text:style-name="T1"/></text:p>
      <text:p text:style-name="P11" loext:marker-style-name="T1"/>
      <text:p text:style-name="No_20_Spacing" loext:marker-style-name="T1"><text:span text:style-name="T1">T8C08 (A)</text:span><text:span text:style-name="T1"/></text:p>
      <text:p text:style-name="No_20_Spacing" loext:marker-style-name="T1"><text:span text:style-name="T1">What is the </text:span><text:span text:style-name="T3">Internet Radio Linking Project (IRLP)?</text:span></text:p>
      <text:p text:style-name="P15">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3">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5">D. EchoLink</text:p>
      <text:p text:style-name="No_20_Spacing" loext:marker-style-name="T1"><text:span text:style-name="T1">~~</text:span><text:span text:style-name="T1"/></text:p>
      <text:p text:style-name="P11" loext:marker-style-name="T1"/>
      <text:p text:style-name="No_20_Spacing" loext:marker-style-name="T1"><text:span text:style-name="T1">T8C10 (C)</text:span><text:span text:style-name="T1"/></text:p>
      <text:p text:style-name="No_20_Spacing" loext:marker-style-name="T1"><text:span text:style-name="T1">What is </text:span><text:span text:style-name="T3">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3">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3">station that connects other amateur stations to the internet?</text:span></text:p>
      <text:p text:style-name="P15">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1"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3">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2 (B)</text:span><text:span text:style-name="T1"/></text:p>
      <text:p text:style-name="No_20_Spacing" loext:marker-style-name="T1"><text:span text:style-name="T2">What is a </text:span><text:span text:style-name="T3">“talkgroup” on a DMR repeater?</text:span></text:p>
      <text:p text:style-name="No_20_Spacing" loext:marker-style-name="T1"><text:span text:style-name="T1">A. A group of operators sharing common interests</text:span><text:span text:style-name="T1"/></text:p>
      <text:p text:style-name="P15">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3 (D)</text:span><text:span text:style-name="T1"/></text:p>
      <text:p text:style-name="No_20_Spacing" loext:marker-style-name="T1"><text:span text:style-name="T1">What kind of </text:span><text:span text:style-name="T3">data</text:span><text:span text:style-name="T1"> can be </text:span><text:span text:style-name="T3">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3">"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5">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3">application of APRS?</text:span></text:p>
      <text:p text:style-name="P15">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3">"PSK"</text:span><text:span text:style-name="T1"> mean?</text:span></text:p>
      <text:p text:style-name="No_20_Spacing" loext:marker-style-name="T1"><text:span text:style-name="T1">A. Pulse Shift Keying</text:span><text:span text:style-name="T1"/></text:p>
      <text:p text:style-name="P15">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3">describes DMR?</text:span></text:p>
      <text:p text:style-name="P15">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3">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3">D. All these choices are correc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8D09 (D)</text:span><text:span text:style-name="T1"/></text:p>
      <text:p text:style-name="No_20_Spacing" loext:marker-style-name="T1"><text:span text:style-name="T1">What is </text:span><text:span text:style-name="T3">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5">D. Another name for a Morse code transmission</text:p>
      <text:p text:style-name="No_20_Spacing" loext:marker-style-name="T1"><text:span text:style-name="T1">~~</text:span><text:span text:style-name="T1"/></text:p>
      <text:p text:style-name="P11"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3">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11 (C)</text:span><text:span text:style-name="T1"/></text:p>
      <text:p text:style-name="No_20_Spacing" loext:marker-style-name="T1"><text:span text:style-name="T1">What is an </text:span><text:span text:style-name="T3">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5"><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3">amateur radio </text:span><text:span text:style-name="T10">mesh</text:span><text:span text:style-name="T3"> network?</text:span></text:p>
      <text:p text:style-name="P15">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3 (B)</text:span><text:span text:style-name="T1"/></text:p>
      <text:p text:style-name="No_20_Spacing" loext:marker-style-name="T1"><text:span text:style-name="T1">What is </text:span><text:span text:style-name="T3">FT8?</text:span></text:p>
      <text:p text:style-name="No_20_Spacing" loext:marker-style-name="T1"><text:span text:style-name="T1">A. A wideband FM voice mode</text:span><text:span text:style-name="T1"/></text:p>
      <text:p text:style-name="P15">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1"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1" loext:marker-style-name="T1"/>
      <text:p text:style-name="No_20_Spacing" loext:marker-style-name="T1"><text:span text:style-name="T1">T9A01 (C)</text:span><text:span text:style-name="T1"/></text:p>
      <text:p text:style-name="No_20_Spacing" loext:marker-style-name="T1"><text:span text:style-name="T1">What is a </text:span><text:span text:style-name="T3">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5">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2 (A)</text:span><text:span text:style-name="T1"/></text:p>
      <text:p text:style-name="P18"><text:span text:style-name="T1">Which of the following describes a type of </text:span><text:span text:style-name="T3">antenna loading?</text:span></text:p>
      <text:p text:style-name="P15">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3">dipole oriented parallel to Earth</text:span><text:span text:style-name="T1">'s surface?</text:span></text:p>
      <text:p text:style-name="No_20_Spacing" loext:marker-style-name="T1"><text:span text:style-name="T1">A. A ground-wave antenna</text:span><text:span text:style-name="T1"/></text:p>
      <text:p text:style-name="P15">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4 (A)</text:span><text:span text:style-name="T1"/></text:p>
      <text:p text:style-name="No_20_Spacing" loext:marker-style-name="T1"><text:span text:style-name="T1">What is a </text:span><text:span text:style-name="T3">disadvantage of the short, flexible antenna</text:span><text:span text:style-name="T1"> supplied with most handheld radio transceivers, compared to a full-sized quarter-wave antenna?</text:span></text:p>
      <text:p text:style-name="P15">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3">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5">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3">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3">D. Yagi</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9A07 (A)</text:span><text:span text:style-name="T1"/></text:p>
      <text:p text:style-name="No_20_Spacing" loext:marker-style-name="T1"><text:span text:style-name="T1">What is a </text:span><text:span text:style-name="T3">disadvantage of using a handheld</text:span><text:span text:style-name="T1"> VHF transceiver with a flexible antenna </text:span><text:span text:style-name="T3">inside a vehicle?</text:span></text:p>
      <text:p text:style-name="P15">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8 (C)</text:span><text:span text:style-name="T1"/></text:p>
      <text:p text:style-name="No_20_Spacing" loext:marker-style-name="T1"><text:span text:style-name="T1">What is the </text:span><text:span text:style-name="T3">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5">C. 19</text:p>
      <text:p text:style-name="No_20_Spacing" loext:marker-style-name="T1"><text:span text:style-name="T1">D. 12</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5">C. 112</text:p>
      <text:p text:style-name="No_20_Spacing" loext:marker-style-name="T1"><text:span text:style-name="T1">D. 236</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3">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5">D. Broadside to the antenna</text:p>
      <text:p text:style-name="No_20_Spacing" loext:marker-style-name="T1"><text:span text:style-name="T1">~~</text:span><text:span text:style-name="T1"/></text:p>
      <text:p text:style-name="P11" loext:marker-style-name="T1"/>
      <text:p text:style-name="No_20_Spacing" loext:marker-style-name="T1"><text:span text:style-name="T1">T9A11 (C)</text:span><text:span text:style-name="T1"/></text:p>
      <text:p text:style-name="No_20_Spacing" loext:marker-style-name="T1"><text:span text:style-name="T1">What is </text:span><text:span text:style-name="T3">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5">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2 (A)</text:span><text:span text:style-name="T1"/></text:p>
      <text:p text:style-name="No_20_Spacing" loext:marker-style-name="T1"><text:span text:style-name="T1">What is an </text:span><text:span text:style-name="T3">advantage of a 5/8 wavelength whip antenna</text:span><text:span text:style-name="T1"> for VHF or UHF mobile service?</text:span></text:p>
      <text:p text:style-name="P15">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1" loext:marker-style-name="T1"/>
      <text:p text:style-name="No_20_Spacing" loext:marker-style-name="T1"><text:span text:style-name="T1">T9B01 (B)</text:span><text:span text:style-name="T1"/></text:p>
      <text:p text:style-name="P15"><text:bookmark-start text:name="_Hlk71108822"/>What is a benefit of low SWR?</text:p>
      <text:p text:style-name="No_20_Spacing" loext:marker-style-name="T1"><text:span text:style-name="T1">A. Reduced television interference </text:span><text:span text:style-name="T1"/></text:p>
      <text:p text:style-name="P15">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2 (B)</text:span><text:span text:style-name="T1"/></text:p>
      <text:p text:style-name="No_20_Spacing" loext:marker-style-name="T1"><text:span text:style-name="T1">What is the most </text:span><text:span text:style-name="T3">common impedance of coaxial cables used in amateur radio?</text:span></text:p>
      <text:p text:style-name="No_20_Spacing" loext:marker-style-name="T1"><text:span text:style-name="T1">A. 8 ohms</text:span><text:span text:style-name="T1"/></text:p>
      <text:p text:style-name="P15">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3 (A)</text:span><text:span text:style-name="T1"/></text:p>
      <text:p text:style-name="No_20_Spacing" loext:marker-style-name="T1"><text:span text:style-name="T3">Why is coaxial cable the most common</text:span><text:span text:style-name="T1"> feed line for amateur radio antenna systems?</text:span></text:p>
      <text:p text:style-name="P15">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4 (A)</text:span><text:span text:style-name="T1"/></text:p>
      <text:p text:style-name="No_20_Spacing" loext:marker-style-name="T1"><text:span text:style-name="T1">What is the major </text:span><text:span text:style-name="T3">function of an antenna tuner</text:span><text:span text:style-name="T1"> (antenna coupler)?</text:span></text:p>
      <text:p text:style-name="P15">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5 (D)</text:span><text:span text:style-name="T1"/></text:p>
      <text:p text:style-name="No_20_Spacing" loext:marker-style-name="T1"><text:span text:style-name="T1">What happens </text:span><text:span text:style-name="T3">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5">D. The loss increases</text:p>
      <text:p text:style-name="No_20_Spacing" loext:marker-style-name="T1"><text:span text:style-name="T1">~~</text:span><text:span text:style-name="T1"/></text:p>
      <text:p text:style-name="P11"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3">RF connector types is most suitable for frequencies above 400 MHz?</text:span></text:p>
      <text:p text:style-name="No_20_Spacing" loext:marker-style-name="T1"><text:span text:style-name="T1">A. UHF (PL-259/SO-239)</text:span><text:span text:style-name="T1"/></text:p>
      <text:p text:style-name="P15">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3">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5">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3">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9B09 (B)</text:span><text:span text:style-name="T1"/></text:p>
      <text:p text:style-name="No_20_Spacing" loext:marker-style-name="T1"><text:span text:style-name="T1">What can </text:span><text:span text:style-name="T3">cause erratic changes in SWR?</text:span></text:p>
      <text:p text:style-name="No_20_Spacing" loext:marker-style-name="T1"><text:span text:style-name="T1">A. Local thunderstorm</text:span><text:span text:style-name="T1"/></text:p>
      <text:p text:style-name="P15">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0 (C)</text:span><text:span text:style-name="T1"/></text:p>
      <text:p text:style-name="No_20_Spacing" loext:marker-style-name="T1"><text:span text:style-name="T1">What is the </text:span><text:span text:style-name="T3">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5">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3">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5">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3">(SWR)?</text:span></text:p>
      <text:p text:style-name="P15">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1"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1"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3">safety hazard of a 12-volt storage battery?</text:span></text:p>
      <text:p text:style-name="No_20_Spacing" loext:marker-style-name="T1"><text:span text:style-name="T1">A. Touching both terminals with the hands can cause electrical shock</text:span><text:span text:style-name="T1"/></text:p>
      <text:p text:style-name="P15">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2 (D)</text:span><text:span text:style-name="T1"/></text:p>
      <text:p text:style-name="No_20_Spacing" loext:marker-style-name="T1"><text:span text:style-name="T1">What </text:span><text:span text:style-name="T3">health hazard</text:span><text:span text:style-name="T2"> is presented by </text:span><text:span text:style-name="T3">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3 (B)</text:span><text:span text:style-name="T1"/></text:p>
      <text:p text:style-name="No_20_Spacing" loext:marker-style-name="T1"><text:span text:style-name="T1">In the </text:span><text:span text:style-name="T3">United States</text:span><text:span text:style-name="T1">, what circuit does </text:span><text:span text:style-name="T3">black wire insulation</text:span><text:span text:style-name="T1"> indicate in a three-wire </text:span><text:span text:style-name="T3">120 V cable?</text:span></text:p>
      <text:p text:style-name="No_20_Spacing" loext:marker-style-name="T1"><text:span text:style-name="T1">A. Neutral</text:span><text:span text:style-name="T1"/></text:p>
      <text:p text:style-name="P15">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4 (B)</text:span><text:span text:style-name="T1"/></text:p>
      <text:p text:style-name="No_20_Spacing" loext:marker-style-name="T1"><text:span text:style-name="T1">What is the </text:span><text:span text:style-name="T3">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5">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5 (C)</text:span><text:span text:style-name="T1"/></text:p>
      <text:p text:style-name="No_20_Spacing" loext:marker-style-name="T1"><text:span text:style-name="T1">Why should a </text:span><text:span text:style-name="T3">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5">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3">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7 (D)</text:span><text:span text:style-name="T1"/></text:p>
      <text:p text:style-name="No_20_Spacing" loext:marker-style-name="T1"><text:span text:style-name="T3">Where</text:span><text:span text:style-name="T1"> should a </text:span><text:span text:style-name="T3">lightning arrester</text:span><text:span text:style-name="T1"> be installed in a coaxial </text:span><text:span text:style-name="T3">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5">D. On a grounded panel near where feed lines enter the building</text:p>
      <text:p text:style-name="No_20_Spacing" loext:marker-style-name="T1"><text:span text:style-name="T1">~~</text:span><text:span text:style-name="T1"/></text:p>
      <text:p text:style-name="P11" loext:marker-style-name="T1"/>
      <text:p text:style-name="No_20_Spacing" loext:marker-style-name="T1"><text:span text:style-name="T1">T0A08 (A)</text:span><text:span text:style-name="T1"/></text:p>
      <text:p text:style-name="No_20_Spacing" loext:marker-style-name="T1"><text:span text:style-name="T1">Where should a </text:span><text:span text:style-name="T3">fuse or circuit breaker</text:span><text:span text:style-name="T1"> be installed in a </text:span><text:span text:style-name="T3">120V AC power circuit?</text:span></text:p>
      <text:p text:style-name="P15">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9 (C)</text:span><text:span text:style-name="T1"/></text:p>
      <text:p text:style-name="No_20_Spacing" loext:marker-style-name="T1"><text:span text:style-name="T1">What should be </text:span><text:span text:style-name="T3">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5">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3">charging or discharging a battery too quickly?</text:span></text:p>
      <text:p text:style-name="P15">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0A11 (D)</text:span><text:span text:style-name="T1"/></text:p>
      <text:p text:style-name="No_20_Spacing" loext:marker-style-name="T1"><text:span text:style-name="T1">What </text:span><text:span text:style-name="T3">hazard</text:span><text:span text:style-name="T1"> exists in a </text:span><text:span text:style-name="T3">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5">D. Charge stored in filter capacitors</text:p>
      <text:p text:style-name="No_20_Spacing" loext:marker-style-name="T1"><text:span text:style-name="T1">~~</text:span><text:span text:style-name="T1"/></text:p>
      <text:p text:style-name="P11"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3">precautions</text:span><text:span text:style-name="T1"> should be taken when </text:span><text:span text:style-name="T3">measuring high voltages</text:span><text:span text:style-name="T1"> with a voltmeter?</text:span></text:p>
      <text:p text:style-name="No_20_Spacing" loext:marker-style-name="T1"><text:span text:style-name="T1">A. Ensure that the voltmeter has very low impedance</text:span><text:span text:style-name="T1"/></text:p>
      <text:p text:style-name="P15">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1"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3">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5">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2 (D)</text:span><text:span text:style-name="T1"/></text:p>
      <text:p text:style-name="No_20_Spacing" loext:marker-style-name="T1"><text:span text:style-name="T1">What is </text:span><text:span text:style-name="T3">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3">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5">D. Never</text:p>
      <text:p text:style-name="No_20_Spacing" loext:marker-style-name="T1"><text:span text:style-name="T1">~~</text:span><text:span text:style-name="T1"/></text:p>
      <text:p text:style-name="P11"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3">safety precaution</text:span><text:span text:style-name="T1"> to observe </text:span><text:span text:style-name="T3">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5">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5 (B)</text:span><text:span text:style-name="T1"/></text:p>
      <text:p text:style-name="No_20_Spacing" loext:marker-style-name="T1"><text:span text:style-name="T1">What is the </text:span><text:span text:style-name="T3">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5">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6 (D)</text:span><text:span text:style-name="T1"/></text:p>
      <text:p text:style-name="No_20_Spacing" loext:marker-style-name="T1"><text:span text:style-name="T1">What is the </text:span><text:span text:style-name="T3">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5">D. Enough so that if the antenna falls, no part of it can come closer than 10 feet to the power wires</text:p>
      <text:p text:style-name="No_20_Spacing" loext:marker-style-name="T1"><text:span text:style-name="T1">~~</text:span><text:span text:style-name="T1"/></text:p>
      <text:p text:style-name="P11"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3">safety rule</text:span><text:span text:style-name="T1"> to remember when using a </text:span><text:span text:style-name="T3">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5">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8 (D)</text:span><text:span text:style-name="T1"/></text:p>
      <text:p text:style-name="No_20_Spacing" loext:marker-style-name="T1"><text:span text:style-name="T1">Which is a </text:span><text:span text:style-name="T3">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5">D. Separate eight-foot ground rods for each tower leg, bonded to the tower and each other</text:p>
      <text:p text:style-name="No_20_Spacing" loext:marker-style-name="T1"><text:span text:style-name="T1">~~</text:span><text:span text:style-name="T1"/></text:p>
      <text:p text:style-name="P11" loext:marker-style-name="T1"/>
      <text:p text:style-name="No_20_Spacing" loext:marker-style-name="T1"><text:span text:style-name="T1">T0B09 (C)</text:span><text:span text:style-name="T1"/></text:p>
      <text:p text:style-name="No_20_Spacing" loext:marker-style-name="T1"><text:span text:style-name="T3">Why</text:span><text:span text:style-name="T1"> should you </text:span><text:span text:style-name="T3">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5">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3">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5">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3">grounding requirements for an amateur radio tower or antenna?</text:span></text:p>
      <text:p text:style-name="No_20_Spacing" loext:marker-style-name="T1"><text:span text:style-name="T1">A. FCC Part 97 rules</text:span><text:span text:style-name="T1"/></text:p>
      <text:p text:style-name="P15">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1" loext:marker-style-name="T1"/>
      <text:p text:style-name="No_20_Spacing" loext:marker-style-name="T1"><text:span text:style-name="T1">T0C01 (D)</text:span><text:span text:style-name="T1"/></text:p>
      <text:p text:style-name="No_20_Spacing" loext:marker-style-name="T1"><text:span text:style-name="T1">What type of </text:span><text:span text:style-name="T3">radiation</text:span><text:span text:style-name="T1"> are </text:span><text:span text:style-name="T3">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5">D. Non-ionizing radiation</text:p>
      <text:p text:style-name="No_20_Spacing" loext:marker-style-name="T1"><text:span text:style-name="T1">~~</text:span><text:span text:style-name="T1"/></text:p>
      <text:p text:style-name="P11"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3">frequencies</text:span><text:span text:style-name="T1"> does </text:span><text:span text:style-name="T3">maximum permissible exposure</text:span><text:span text:style-name="T1"> have the </text:span><text:span text:style-name="T3">lowest value?</text:span></text:p>
      <text:p text:style-name="No_20_Spacing" loext:marker-style-name="T1"><text:span text:style-name="T1">A. 3.5 MHz</text:span><text:span text:style-name="T1"/></text:p>
      <text:p text:style-name="P15">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3 (C)</text:span><text:span text:style-name="T1"/></text:p>
      <text:p text:style-name="No_20_Spacing" loext:marker-style-name="T1"><text:span text:style-name="T1">How does the </text:span><text:span text:style-name="T3">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5">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4 (D)</text:span><text:span text:style-name="T1"/></text:p>
      <text:p text:style-name="No_20_Spacing" loext:marker-style-name="T1"><text:span text:style-name="T1">What factors </text:span><text:span text:style-name="T3">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5 (D)</text:span><text:span text:style-name="T1"/></text:p>
      <text:p text:style-name="P15">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5">D. The human body absorbs more RF energy at some frequencies than at others</text:p>
      <text:p text:style-name="No_20_Spacing" loext:marker-style-name="T1"><text:span text:style-name="T1">~~</text:span><text:span text:style-name="T1"/></text:p>
      <text:p text:style-name="P11"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3">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5">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7 (B)</text:span><text:span text:style-name="T1"/></text:p>
      <text:p text:style-name="No_20_Spacing" loext:marker-style-name="T1"><text:span text:style-name="T1">What </text:span><text:span text:style-name="T3">hazard</text:span><text:span text:style-name="T1"> is created by </text:span><text:span text:style-name="T3">touching an antenna during a transmission?</text:span></text:p>
      <text:p text:style-name="No_20_Spacing" loext:marker-style-name="T1"><text:span text:style-name="T1">A. Electrocution </text:span><text:span text:style-name="T1"/></text:p>
      <text:p text:style-name="P15">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3">reduce exposure to RF radiation?</text:span></text:p>
      <text:p text:style-name="P15">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9 (B)</text:span><text:span text:style-name="T1"/></text:p>
      <text:p text:style-name="No_20_Spacing" loext:marker-style-name="T1"><text:span text:style-name="T1">How can you </text:span><text:span text:style-name="T3">make sure your station stays in compliance with RF safety regulations?</text:span></text:p>
      <text:p text:style-name="No_20_Spacing" loext:marker-style-name="T1"><text:span text:style-name="T1">A. By informing the FCC of any changes made in your station</text:span><text:span text:style-name="T1"/></text:p>
      <text:p text:style-name="P15">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0 (A)</text:span><text:span text:style-name="T1"/></text:p>
      <text:p text:style-name="No_20_Spacing" loext:marker-style-name="T1"><text:span text:style-name="T3">Why is duty cycle one of the factors used to determine safe RF radiation exposure</text:span><text:span text:style-name="T1"> levels?</text:span></text:p>
      <text:p text:style-name="P15">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1 (C)</text:span><text:span text:style-name="T1"/></text:p>
      <text:p text:style-name="No_20_Spacing" loext:marker-style-name="T1"><text:span text:style-name="T1">What is the </text:span><text:span text:style-name="T3">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5">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2 (A)</text:span><text:span text:style-name="T1"/></text:p>
      <text:p text:style-name="No_20_Spacing" loext:marker-style-name="T1"><text:span text:style-name="T3">How does RF radiation differ from</text:span><text:span text:style-name="T1"> ionizing radiation (</text:span><text:span text:style-name="T3">radioactivity</text:span><text:span text:style-name="T1">)?</text:span></text:p>
      <text:p text:style-name="P15">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3 (B)</text:span><text:span text:style-name="T1"/></text:p>
      <text:p text:style-name="No_20_Spacing" loext:marker-style-name="T1"><text:span text:style-name="T1">Who is </text:span><text:span text:style-name="T3">responsible for ensuring that no person is exposed to RF energy above the FCC exposure limits?</text:span></text:p>
      <text:p text:style-name="No_20_Spacing" loext:marker-style-name="T1"><text:span text:style-name="T1">A. The FCC</text:span><text:span text:style-name="T1"/></text:p>
      <text:p text:style-name="P15">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1" loext:marker-style-name="T1"/>
      <text:p text:style-name="P11" loext:marker-style-name="T1"/>
      <text:p text:style-name="No_20_Spacing" loext:marker-style-name="T1"><text:span text:style-name="T1">~~~~End of question pool text~~~~</text:span><text:span text:style-name="T1"/></text:p>
      <text:p text:style-name="P11" loext:marker-style-name="T1"/>
      <text:p text:style-name="P11" loext:marker-style-name="T1"/>
      <text:p text:style-name="P19" loext:marker-style-name="T1"><text:span text:style-name="T1">NOTE: The 3 graphics required for certain questions in sections T6C and T6D are included on the following pages.</text:span></text:p>
      <text:p text:style-name="P11" loext:marker-style-name="T1"/>
      <text:p text:style-name="P11"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No_20_Spacing" loext:marker-style-name="T11"><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1" loext:marker-style-name="T1"/>
      <text:p text:style-name="P11" loext:marker-style-name="T1"/>
      <text:p text:style-name="P11"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1"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30</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15</meta:editing-cycles>
    <meta:print-date>2025-04-19T17:29:43.548778600</meta:print-date>
    <meta:creation-date>2022-02-28T18:06:00</meta:creation-date>
    <dc:date>2025-04-19T17:30:12.521402000</dc:date>
    <meta:editing-duration>P5DT6H39M22S</meta:editing-duration>
    <meta:generator>LibreOffice/25.2.2.2$Windows_X86_64 LibreOffice_project/7370d4be9e3cf6031a51beef54ff3bda878e3fac</meta:generator>
    <meta:printed-by>PDF files</meta:printed-by>
    <meta:document-statistic meta:table-count="0" meta:image-count="6" meta:object-count="0" meta:page-count="122" meta:paragraph-count="2430" meta:word-count="18764" meta:character-count="108833" meta:non-whitespace-character-count="92329"/>
    <meta:user-defined meta:name="AppVersion">16.0000</meta:user-defined>
    <meta:template xlink:type="simple" xlink:actuate="onRequest" xlink:title="Normal" xlink:href=""/>
  </office:meta>
</office:document-meta>
</file>